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7.825cm"/>
    </style:style>
    <style:style style:name="co3" style:family="table-column">
      <style:table-column-properties fo:break-before="auto" style:column-width="37.758cm"/>
    </style:style>
    <style:style style:name="co4" style:family="table-column">
      <style:table-column-properties fo:break-before="auto" style:column-width="1.455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0101-9163</text:p>
          </table:table-cell>
          <table:table-cell office:value-type="string">
            <text:p>CIÊNCIA DE ALIMENTOS <text:s text:c="29"/></text:p>
          </table:table-cell>
          <table:table-cell office:value-type="string">
            <text:p>A Hor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9135</text:p>
          </table:table-cell>
          <table:table-cell office:value-type="string">
            <text:p>CIÊNCIA DE ALIMENTOS <text:s text:c="29"/></text:p>
          </table:table-cell>
          <table:table-cell office:value-type="string">
            <text:p>A Lavoura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7-6156</text:p>
          </table:table-cell>
          <table:table-cell office:value-type="string">
            <text:p>CIÊNCIA DE ALIMENTOS <text:s text:c="29"/></text:p>
          </table:table-cell>
          <table:table-cell office:value-type="string">
            <text:p>ACS Symposium Ser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39-3006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Alimentaria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5967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Amazo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0-548X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Biologica Colombian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5504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Científica Venezol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650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Cirúrgic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6-2383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Farmacéutica Bonaerens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567-7572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Horticultura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16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Scientiae Veterinariae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814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Scientiarum (UEM) (Cessou em 2002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275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Scientiarum. Agronom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8672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Scientiarum. Animal Scien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2563</text:p>
          </table:table-cell>
          <table:table-cell office:value-type="string">
            <text:p>CIÊNCIA DE ALIMENTOS <text:s text:c="29"/></text:p>
          </table:table-cell>
          <table:table-cell office:value-type="string">
            <text:p>Acta Scientiarum. Technology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5315</text:p>
          </table:table-cell>
          <table:table-cell office:value-type="string">
            <text:p>CIÊNCIA DE ALIMENTOS <text:s text:c="29"/></text:p>
          </table:table-cell>
          <table:table-cell office:value-type="string">
            <text:p>African Journal of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96-0824</text:p>
          </table:table-cell>
          <table:table-cell office:value-type="string">
            <text:p>CIÊNCIA DE ALIMENTOS <text:s text:c="29"/></text:p>
          </table:table-cell>
          <table:table-cell office:value-type="string">
            <text:p>African Journal of Plant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0997</text:p>
          </table:table-cell>
          <table:table-cell office:value-type="string">
            <text:p>CIÊNCIA DE ALIMENTOS <text:s text:c="29"/></text:p>
          </table:table-cell>
          <table:table-cell office:value-type="string">
            <text:p>Agrária (Recife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2718</text:p>
          </table:table-cell>
          <table:table-cell office:value-type="string">
            <text:p>CIÊNCIA DE ALIMENTOS <text:s text:c="29"/></text:p>
          </table:table-cell>
          <table:table-cell office:value-type="string">
            <text:p>Agronomia (UFR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779</text:p>
          </table:table-cell>
          <table:table-cell office:value-type="string">
            <text:p>CIÊNCIA DE ALIMENTOS <text:s text:c="29"/></text:p>
          </table:table-cell>
          <table:table-cell office:value-type="string">
            <text:p>Agropecuária Catarin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0-5755</text:p>
          </table:table-cell>
          <table:table-cell office:value-type="string">
            <text:p>CIÊNCIA DE ALIMENTOS <text:s text:c="29"/></text:p>
          </table:table-cell>
          <table:table-cell office:value-type="string">
            <text:p>Alimentaria (Madrid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4235</text:p>
          </table:table-cell>
          <table:table-cell office:value-type="string">
            <text:p>CIÊNCIA DE ALIMENTOS <text:s text:c="29"/></text:p>
          </table:table-cell>
          <table:table-cell office:value-type="string">
            <text:p>Alimentos e Nutrição (UNESP. Mari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1-4693</text:p>
          </table:table-cell>
          <table:table-cell office:value-type="string">
            <text:p>CIÊNCIA DE ALIMENTOS <text:s text:c="29"/></text:p>
          </table:table-cell>
          <table:table-cell office:value-type="string">
            <text:p>Allelopathy Jour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0251</text:p>
          </table:table-cell>
          <table:table-cell office:value-type="string">
            <text:p>CIÊNCIA DE ALIMENTOS <text:s text:c="29"/></text:p>
          </table:table-cell>
          <table:table-cell office:value-type="string">
            <text:p>Ambiência (UNICENT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7447</text:p>
          </table:table-cell>
          <table:table-cell office:value-type="string">
            <text:p>CIÊNCIA DE ALIMENTOS <text:s text:c="29"/></text:p>
          </table:table-cell>
          <table:table-cell office:value-type="string">
            <text:p>Ambio (Osl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4571</text:p>
          </table:table-cell>
          <table:table-cell office:value-type="string">
            <text:p>CIÊNCIA DE ALIMENTOS <text:s text:c="29"/></text:p>
          </table:table-cell>
          <table:table-cell office:value-type="string">
            <text:p>American Journal of Food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1-3765</text:p>
          </table:table-cell>
          <table:table-cell office:value-type="string">
            <text:p>CIÊNCIA DE ALIMENTOS <text:s text:c="29"/></text:p>
          </table:table-cell>
          <table:table-cell office:value-type="string">
            <text:p>Anais da Academia Brasileira de Ciência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7-6627</text:p>
          </table:table-cell>
          <table:table-cell office:value-type="string">
            <text:p>CIÊNCIA DE ALIMENTOS <text:s text:c="29"/></text:p>
          </table:table-cell>
          <table:table-cell office:value-type="string">
            <text:p>Anales del Sistema Sanitario de Navarr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3055</text:p>
          </table:table-cell>
          <table:table-cell office:value-type="string">
            <text:p>CIÊNCIA DE ALIMENTOS <text:s text:c="29"/></text:p>
          </table:table-cell>
          <table:table-cell office:value-type="string">
            <text:p>Analytic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2670</text:p>
          </table:table-cell>
          <table:table-cell office:value-type="string">
            <text:p>CIÊNCIA DE ALIMENTOS <text:s text:c="29"/></text:p>
          </table:table-cell>
          <table:table-cell office:value-type="string">
            <text:p>Analytica Chimica Act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8-2642</text:p>
          </table:table-cell>
          <table:table-cell office:value-type="string">
            <text:p>CIÊNCIA DE ALIMENTOS <text:s text:c="29"/></text:p>
          </table:table-cell>
          <table:table-cell office:value-type="string">
            <text:p>Analytical and Bioanalytical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7-8401</text:p>
          </table:table-cell>
          <table:table-cell office:value-type="string">
            <text:p>CIÊNCIA DE ALIMENTOS <text:s text:c="29"/></text:p>
          </table:table-cell>
          <table:table-cell office:value-type="string">
            <text:p>Animal Feed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7-7298</text:p>
          </table:table-cell>
          <table:table-cell office:value-type="string">
            <text:p>CIÊNCIA DE ALIMENTOS <text:s text:c="29"/></text:p>
          </table:table-cell>
          <table:table-cell office:value-type="string">
            <text:p>Animal Science. British Society of Animal Science (Cessou em 2006. Fundiu-se com ISSN 1627-3583 Animal Research (Print), ISSN 0926-5287 Reproduction Nutrition Development (Print) e ISSN 1751-7311 Animal (Cambridge. Print)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4261</text:p>
          </table:table-cell>
          <table:table-cell office:value-type="string">
            <text:p>CIÊNCIA DE ALIMENTOS <text:s text:c="29"/></text:p>
          </table:table-cell>
          <table:table-cell office:value-type="string">
            <text:p>Annals of Microbi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3202</text:p>
          </table:table-cell>
          <table:table-cell office:value-type="string">
            <text:p>CIÊNCIA DE ALIMENTOS <text:s text:c="29"/></text:p>
          </table:table-cell>
          <table:table-cell office:value-type="string">
            <text:p>Antiviral Chemistry &amp; Chemotherap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6072</text:p>
          </table:table-cell>
          <table:table-cell office:value-type="string">
            <text:p>CIÊNCIA DE ALIMENTOS <text:s text:c="29"/></text:p>
          </table:table-cell>
          <table:table-cell office:value-type="string">
            <text:p>Antonie van Leeuwenhoek (Gedruk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5-6663</text:p>
          </table:table-cell>
          <table:table-cell office:value-type="string">
            <text:p>CIÊNCIA DE ALIMENTOS <text:s text:c="29"/></text:p>
          </table:table-cell>
          <table:table-cell office:value-type="string">
            <text:p>Appetite (London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9-2240</text:p>
          </table:table-cell>
          <table:table-cell office:value-type="string">
            <text:p>CIÊNCIA DE ALIMENTOS <text:s text:c="29"/></text:p>
          </table:table-cell>
          <table:table-cell office:value-type="string">
            <text:p>Applied and Environmental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3-2289</text:p>
          </table:table-cell>
          <table:table-cell office:value-type="string">
            <text:p>CIÊNCIA DE ALIMENTOS <text:s text:c="29"/></text:p>
          </table:table-cell>
          <table:table-cell office:value-type="string">
            <text:p>Applied Biochemistr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5-7598</text:p>
          </table:table-cell>
          <table:table-cell office:value-type="string">
            <text:p>CIÊNCIA DE ALIMENTOS <text:s text:c="29"/></text:p>
          </table:table-cell>
          <table:table-cell office:value-type="string">
            <text:p>Applied Microbiology and Bio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4-8486</text:p>
          </table:table-cell>
          <table:table-cell office:value-type="string">
            <text:p>CIÊNCIA DE ALIMENTOS <text:s text:c="29"/></text:p>
          </table:table-cell>
          <table:table-cell office:value-type="string">
            <text:p>Aquaculture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6120</text:p>
          </table:table-cell>
          <table:table-cell office:value-type="string">
            <text:p>CIÊNCIA DE ALIMENTOS <text:s text:c="29"/></text:p>
          </table:table-cell>
          <table:table-cell office:value-type="string">
            <text:p>Aquacultur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3-5773</text:p>
          </table:table-cell>
          <table:table-cell office:value-type="string">
            <text:p>CIÊNCIA DE ALIMENTOS <text:s text:c="29"/></text:p>
          </table:table-cell>
          <table:table-cell office:value-type="string">
            <text:p>Aquaculture Nutri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5-6233</text:p>
          </table:table-cell>
          <table:table-cell office:value-type="string">
            <text:p>CIÊNCIA DE ALIMENTOS <text:s text:c="29"/></text:p>
          </table:table-cell>
          <table:table-cell office:value-type="string">
            <text:p>Archiv der Pharmazie (Weinhei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9-4462</text:p>
          </table:table-cell>
          <table:table-cell office:value-type="string">
            <text:p>CIÊNCIA DE ALIMENTOS <text:s text:c="29"/></text:p>
          </table:table-cell>
          <table:table-cell office:value-type="string">
            <text:p>Archives of Insect Biochemistry and Phys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9969</text:p>
          </table:table-cell>
          <table:table-cell office:value-type="string">
            <text:p>CIÊNCIA DE ALIMENTOS <text:s text:c="29"/></text:p>
          </table:table-cell>
          <table:table-cell office:value-type="string">
            <text:p>Archives of Oral 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0-5761</text:p>
          </table:table-cell>
          <table:table-cell office:value-type="string">
            <text:p>CIÊNCIA DE ALIMENTOS <text:s text:c="29"/></text:p>
          </table:table-cell>
          <table:table-cell office:value-type="string">
            <text:p>Archives of Toxic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84X</text:p>
          </table:table-cell>
          <table:table-cell office:value-type="string">
            <text:p>CIÊNCIA DE ALIMENTOS <text:s text:c="29"/></text:p>
          </table:table-cell>
          <table:table-cell office:value-type="string">
            <text:p>Archives of Veterinary Scien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0622</text:p>
          </table:table-cell>
          <table:table-cell office:value-type="string">
            <text:p>CIÊNCIA DE ALIMENTOS <text:s text:c="29"/></text:p>
          </table:table-cell>
          <table:table-cell office:value-type="string">
            <text:p>Archivos Latinoamericanos de Nutri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935</text:p>
          </table:table-cell>
          <table:table-cell office:value-type="string">
            <text:p>CIÊNCIA DE ALIMENTOS <text:s text:c="29"/></text:p>
          </table:table-cell>
          <table:table-cell office:value-type="string">
            <text:p>Arquivo Brasileiro de Medicina Veterinária e Zootecni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730</text:p>
          </table:table-cell>
          <table:table-cell office:value-type="string">
            <text:p>CIÊNCIA DE ALIMENTOS <text:s text:c="29"/></text:p>
          </table:table-cell>
          <table:table-cell office:value-type="string">
            <text:p>Arquivos Brasileiros de Endocrinologia e Metabolog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82X</text:p>
          </table:table-cell>
          <table:table-cell office:value-type="string">
            <text:p>CIÊNCIA DE ALIMENTOS <text:s text:c="29"/></text:p>
          </table:table-cell>
          <table:table-cell office:value-type="string">
            <text:p>Arquivos de Neuro-Psiquiatr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0-3653</text:p>
          </table:table-cell>
          <table:table-cell office:value-type="string">
            <text:p>CIÊNCIA DE ALIMENTOS <text:s text:c="29"/></text:p>
          </table:table-cell>
          <table:table-cell office:value-type="string">
            <text:p>Arquivos do Instituto Biológico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4-2927</text:p>
          </table:table-cell>
          <table:table-cell office:value-type="string">
            <text:p>CIÊNCIA DE ALIMENTOS <text:s text:c="29"/></text:p>
          </table:table-cell>
          <table:table-cell office:value-type="string">
            <text:p>Ars Pharmaceutic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380</text:p>
          </table:table-cell>
          <table:table-cell office:value-type="string">
            <text:p>CIÊNCIA DE ALIMENTOS <text:s text:c="29"/></text:p>
          </table:table-cell>
          <table:table-cell office:value-type="string">
            <text:p>ARS Veterinári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656</text:p>
          </table:table-cell>
          <table:table-cell office:value-type="string">
            <text:p>CIÊNCIA DE ALIMENTOS <text:s text:c="29"/></text:p>
          </table:table-cell>
          <table:table-cell office:value-type="string">
            <text:p>Atlân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105</text:p>
          </table:table-cell>
          <table:table-cell office:value-type="string">
            <text:p>CIÊNCIA DE ALIMENTOS <text:s text:c="29"/></text:p>
          </table:table-cell>
          <table:table-cell office:value-type="string">
            <text:p>Avicultura Industrial (Porto Feliz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2-7835</text:p>
          </table:table-cell>
          <table:table-cell office:value-type="string">
            <text:p>CIÊNCIA DE ALIMENTOS <text:s text:c="29"/></text:p>
          </table:table-cell>
          <table:table-cell office:value-type="string">
            <text:p>Basic &amp; Clinical Pharmacology &amp; Toxic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5577</text:p>
          </table:table-cell>
          <table:table-cell office:value-type="string">
            <text:p>CIÊNCIA DE ALIMENTOS <text:s text:c="29"/></text:p>
          </table:table-cell>
          <table:table-cell office:value-type="string">
            <text:p>Bio Farm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9-703X</text:p>
          </table:table-cell>
          <table:table-cell office:value-type="string">
            <text:p>CIÊNCIA DE ALIMENTOS <text:s text:c="29"/></text:p>
          </table:table-cell>
          <table:table-cell office:value-type="string">
            <text:p>Biochemical Engineering Jour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2960</text:p>
          </table:table-cell>
          <table:table-cell office:value-type="string">
            <text:p>CIÊNCIA DE ALIMENTOS <text:s text:c="29"/></text:p>
          </table:table-cell>
          <table:table-cell office:value-type="string">
            <text:p>Biochemistry (Easton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1-6730</text:p>
          </table:table-cell>
          <table:table-cell office:value-type="string">
            <text:p>CIÊNCIA DE ALIMENTOS <text:s text:c="29"/></text:p>
          </table:table-cell>
          <table:table-cell office:value-type="string">
            <text:p>Biological 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3-4984</text:p>
          </table:table-cell>
          <table:table-cell office:value-type="string">
            <text:p>CIÊNCIA DE ALIMENTOS <text:s text:c="29"/></text:p>
          </table:table-cell>
          <table:table-cell office:value-type="string">
            <text:p>Biological Trace Element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9-0720</text:p>
          </table:table-cell>
          <table:table-cell office:value-type="string">
            <text:p>CIÊNCIA DE ALIMENTOS <text:s text:c="29"/></text:p>
          </table:table-cell>
          <table:table-cell office:value-type="string">
            <text:p>Biological Trace Element Research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5-7797</text:p>
          </table:table-cell>
          <table:table-cell office:value-type="string">
            <text:p>CIÊNCIA DE ALIMENTOS <text:s text:c="29"/></text:p>
          </table:table-cell>
          <table:table-cell office:value-type="string">
            <text:p>Biomacromolecul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1-9534</text:p>
          </table:table-cell>
          <table:table-cell office:value-type="string">
            <text:p>CIÊNCIA DE ALIMENTOS <text:s text:c="29"/></text:p>
          </table:table-cell>
          <table:table-cell office:value-type="string">
            <text:p>Biomass &amp; Bioener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810</text:p>
          </table:table-cell>
          <table:table-cell office:value-type="string">
            <text:p>CIÊNCIA DE ALIMENTOS <text:s text:c="29"/></text:p>
          </table:table-cell>
          <table:table-cell office:value-type="string">
            <text:p>Biomassa &amp; Energia (Viços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3525</text:p>
          </table:table-cell>
          <table:table-cell office:value-type="string">
            <text:p>CIÊNCIA DE ALIMENTOS <text:s text:c="29"/></text:p>
          </table:table-cell>
          <table:table-cell office:value-type="string">
            <text:p>Biopolymers (New York. 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605</text:p>
          </table:table-cell>
          <table:table-cell office:value-type="string">
            <text:p>CIÊNCIA DE ALIMENTOS <text:s text:c="29"/></text:p>
          </table:table-cell>
          <table:table-cell office:value-type="string">
            <text:p>Bioprocess and Biosystems Engineering (Interne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5-7591</text:p>
          </table:table-cell>
          <table:table-cell office:value-type="string">
            <text:p>CIÊNCIA DE ALIMENTOS <text:s text:c="29"/></text:p>
          </table:table-cell>
          <table:table-cell office:value-type="string">
            <text:p>Bioprocess and Biosystems Engineering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524</text:p>
          </table:table-cell>
          <table:table-cell office:value-type="string">
            <text:p>CIÊNCIA DE ALIMENTOS <text:s text:c="29"/></text:p>
          </table:table-cell>
          <table:table-cell office:value-type="string">
            <text:p>Bioresource 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0-2126</text:p>
          </table:table-cell>
          <table:table-cell office:value-type="string">
            <text:p>CIÊNCIA DE ALIMENTOS <text:s text:c="29"/></text:p>
          </table:table-cell>
          <table:table-cell office:value-type="string">
            <text:p>Bioresources (Raleigh, N.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725</text:p>
          </table:table-cell>
          <table:table-cell office:value-type="string">
            <text:p>CIÊNCIA DE ALIMENTOS <text:s text:c="29"/></text:p>
          </table:table-cell>
          <table:table-cell office:value-type="string">
            <text:p>Bioscience Journal (UFU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5110</text:p>
          </table:table-cell>
          <table:table-cell office:value-type="string">
            <text:p>CIÊNCIA DE ALIMENTOS <text:s text:c="29"/></text:p>
          </table:table-cell>
          <table:table-cell office:value-type="string">
            <text:p>Biosystems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5492</text:p>
          </table:table-cell>
          <table:table-cell office:value-type="string">
            <text:p>CIÊNCIA DE ALIMENTOS <text:s text:c="29"/></text:p>
          </table:table-cell>
          <table:table-cell office:value-type="string">
            <text:p>Biotechnology Lette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8756-7938</text:p>
          </table:table-cell>
          <table:table-cell office:value-type="string">
            <text:p>CIÊNCIA DE ALIMENTOS <text:s text:c="29"/></text:p>
          </table:table-cell>
          <table:table-cell office:value-type="string">
            <text:p>Biotechnology Progres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4522</text:p>
          </table:table-cell>
          <table:table-cell office:value-type="string">
            <text:p>CIÊNCIA DE ALIMENTOS <text:s text:c="29"/></text:p>
          </table:table-cell>
          <table:table-cell office:value-type="string">
            <text:p>Biotecnologia Ciência &amp; Desenvolviment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43</text:p>
          </table:table-cell>
          <table:table-cell office:value-type="string">
            <text:p>CIÊNCIA DE ALIMENTOS <text:s text:c="29"/></text:p>
          </table:table-cell>
          <table:table-cell office:value-type="string">
            <text:p>Biotemas (UF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1-2091</text:p>
          </table:table-cell>
          <table:table-cell office:value-type="string">
            <text:p>CIÊNCIA DE ALIMENTOS <text:s text:c="29"/></text:p>
          </table:table-cell>
          <table:table-cell office:value-type="string">
            <text:p>BMC Biochemistry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637</text:p>
          </table:table-cell>
          <table:table-cell office:value-type="string">
            <text:p>CIÊNCIA DE ALIMENTOS <text:s text:c="29"/></text:p>
          </table:table-cell>
          <table:table-cell office:value-type="string">
            <text:p>Boletim da Sociedade Brasileira de Ciência e Tecnologia de Aliment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323</text:p>
          </table:table-cell>
          <table:table-cell office:value-type="string">
            <text:p>CIÊNCIA DE ALIMENTOS <text:s text:c="29"/></text:p>
          </table:table-cell>
          <table:table-cell office:value-type="string">
            <text:p>Boletim do Centro de Pesquisa e Processamento de Alimento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6648</text:p>
          </table:table-cell>
          <table:table-cell office:value-type="string">
            <text:p>CIÊNCIA DE ALIMENTOS <text:s text:c="29"/></text:p>
          </table:table-cell>
          <table:table-cell office:value-type="string">
            <text:p>Bollettino Chimico Farmaceutico (Milan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1593</text:p>
          </table:table-cell>
          <table:table-cell office:value-type="string">
            <text:p>CIÊNCIA DE ALIMENTOS <text:s text:c="29"/></text:p>
          </table:table-cell>
          <table:table-cell office:value-type="string">
            <text:p>Botswana Journal of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705</text:p>
          </table:table-cell>
          <table:table-cell office:value-type="string">
            <text:p>CIÊNCIA DE ALIMENTOS <text:s text:c="29"/></text:p>
          </table:table-cell>
          <table:table-cell office:value-type="string">
            <text:p>Bragantia (São Paulo, SP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6-8993</text:p>
          </table:table-cell>
          <table:table-cell office:value-type="string">
            <text:p>CIÊNCIA DE ALIMENTOS <text:s text:c="29"/></text:p>
          </table:table-cell>
          <table:table-cell office:value-type="string">
            <text:p>Brain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9877</text:p>
          </table:table-cell>
          <table:table-cell office:value-type="string">
            <text:p>CIÊNCIA DE ALIMENTOS <text:s text:c="29"/></text:p>
          </table:table-cell>
          <table:table-cell office:value-type="string">
            <text:p>Brasil Alimento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8913</text:p>
          </table:table-cell>
          <table:table-cell office:value-type="string">
            <text:p>CIÊNCIA DE ALIMENTOS <text:s text:c="29"/></text:p>
          </table:table-cell>
          <table:table-cell office:value-type="string">
            <text:p>Brazilian Archives of Biology and Techn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6632</text:p>
          </table:table-cell>
          <table:table-cell office:value-type="string">
            <text:p>CIÊNCIA DE ALIMENTOS <text:s text:c="29"/></text:p>
          </table:table-cell>
          <table:table-cell office:value-type="string">
            <text:p>Brazilian Journal of Chemical Engineering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275</text:p>
          </table:table-cell>
          <table:table-cell office:value-type="string">
            <text:p>CIÊNCIA DE ALIMENTOS <text:s text:c="29"/></text:p>
          </table:table-cell>
          <table:table-cell office:value-type="string">
            <text:p>Brazilian journal of food techn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6723</text:p>
          </table:table-cell>
          <table:table-cell office:value-type="string">
            <text:p>CIÊNCIA DE ALIMENTOS <text:s text:c="29"/></text:p>
          </table:table-cell>
          <table:table-cell office:value-type="string">
            <text:p>Brazilian Journal of Food Techn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645</text:p>
          </table:table-cell>
          <table:table-cell office:value-type="string">
            <text:p>CIÊNCIA DE ALIMENTOS <text:s text:c="29"/></text:p>
          </table:table-cell>
          <table:table-cell office:value-type="string">
            <text:p>Brazilian Journal of Food Technology. Preprint Seri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79X</text:p>
          </table:table-cell>
          <table:table-cell office:value-type="string">
            <text:p>CIÊNCIA DE ALIMENTOS <text:s text:c="29"/></text:p>
          </table:table-cell>
          <table:table-cell office:value-type="string">
            <text:p>Brazilian Journal of Medical and Biological Research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382</text:p>
          </table:table-cell>
          <table:table-cell office:value-type="string">
            <text:p>CIÊNCIA DE ALIMENTOS <text:s text:c="29"/></text:p>
          </table:table-cell>
          <table:table-cell office:value-type="string">
            <text:p>Brazilian Journal of Microbi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7-0420</text:p>
          </table:table-cell>
          <table:table-cell office:value-type="string">
            <text:p>CIÊNCIA DE ALIMENTOS <text:s text:c="29"/></text:p>
          </table:table-cell>
          <table:table-cell office:value-type="string">
            <text:p>Brazilian Journal of Plant Physiology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9596</text:p>
          </table:table-cell>
          <table:table-cell office:value-type="string">
            <text:p>CIÊNCIA DE ALIMENTOS <text:s text:c="29"/></text:p>
          </table:table-cell>
          <table:table-cell office:value-type="string">
            <text:p>Brazilian Journal of Veterinary Research and Animal Scienc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070X</text:p>
          </table:table-cell>
          <table:table-cell office:value-type="string">
            <text:p>CIÊNCIA DE ALIMENTOS <text:s text:c="29"/></text:p>
          </table:table-cell>
          <table:table-cell office:value-type="string">
            <text:p>British Food Journal (1966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145</text:p>
          </table:table-cell>
          <table:table-cell office:value-type="string">
            <text:p>CIÊNCIA DE ALIMENTOS <text:s text:c="29"/></text:p>
          </table:table-cell>
          <table:table-cell office:value-type="string">
            <text:p>British Journal of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7-1668</text:p>
          </table:table-cell>
          <table:table-cell office:value-type="string">
            <text:p>CIÊNCIA DE ALIMENTOS <text:s text:c="29"/></text:p>
          </table:table-cell>
          <table:table-cell office:value-type="string">
            <text:p>British Poultry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1096</text:p>
          </table:table-cell>
          <table:table-cell office:value-type="string">
            <text:p>CIÊNCIA DE ALIMENTOS <text:s text:c="29"/></text:p>
          </table:table-cell>
          <table:table-cell office:value-type="string">
            <text:p>Cadernos de Ciência &amp; Tecnolo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311X</text:p>
          </table:table-cell>
          <table:table-cell office:value-type="string">
            <text:p>CIÊNCIA DE ALIMENTOS <text:s text:c="29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66X</text:p>
          </table:table-cell>
          <table:table-cell office:value-type="string">
            <text:p>CIÊNCIA DE ALIMENTOS <text:s text:c="29"/></text:p>
          </table:table-cell>
          <table:table-cell office:value-type="string">
            <text:p>Cambridge Journal of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4212</text:p>
          </table:table-cell>
          <table:table-cell office:value-type="string">
            <text:p>CIÊNCIA DE ALIMENTOS <text:s text:c="29"/></text:p>
          </table:table-cell>
          <table:table-cell office:value-type="string">
            <text:p>Canadian Journal of Physiology and Pharmac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4-8617</text:p>
          </table:table-cell>
          <table:table-cell office:value-type="string">
            <text:p>CIÊNCIA DE ALIMENTOS <text:s text:c="29"/></text:p>
          </table:table-cell>
          <table:table-cell office:value-type="string">
            <text:p>Carbohydrate Polymer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6215</text:p>
          </table:table-cell>
          <table:table-cell office:value-type="string">
            <text:p>CIÊNCIA DE ALIMENTOS <text:s text:c="29"/></text:p>
          </table:table-cell>
          <table:table-cell office:value-type="string">
            <text:p>Carbohydrate Research (Chicago, Ill.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0-2180</text:p>
          </table:table-cell>
          <table:table-cell office:value-type="string">
            <text:p>CIÊNCIA DE ALIMENTOS <text:s text:c="29"/></text:p>
          </table:table-cell>
          <table:table-cell office:value-type="string">
            <text:p>Carcinogenesis (New York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3-6484</text:p>
          </table:table-cell>
          <table:table-cell office:value-type="string">
            <text:p>CIÊNCIA DE ALIMENTOS <text:s text:c="29"/></text:p>
          </table:table-cell>
          <table:table-cell office:value-type="string">
            <text:p>Cell Biochemistry and Fun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8-8749</text:p>
          </table:table-cell>
          <table:table-cell office:value-type="string">
            <text:p>CIÊNCIA DE ALIMENTOS <text:s text:c="29"/></text:p>
          </table:table-cell>
          <table:table-cell office:value-type="string">
            <text:p>Cellular Immu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44-3624</text:p>
          </table:table-cell>
          <table:table-cell office:value-type="string">
            <text:p>CIÊNCIA DE ALIMENTOS <text:s text:c="29"/></text:p>
          </table:table-cell>
          <table:table-cell office:value-type="string">
            <text:p>Central European Journal of Chemistr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0352</text:p>
          </table:table-cell>
          <table:table-cell office:value-type="string">
            <text:p>CIÊNCIA DE ALIMENTOS <text:s text:c="29"/></text:p>
          </table:table-cell>
          <table:table-cell office:value-type="string">
            <text:p>Cereal 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0379</text:p>
          </table:table-cell>
          <table:table-cell office:value-type="string">
            <text:p>CIÊNCIA DE ALIMENTOS <text:s text:c="29"/></text:p>
          </table:table-cell>
          <table:table-cell office:value-type="string">
            <text:p>Ceres (Rome. English ed.) (Cessou em 199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7-0277</text:p>
          </table:table-cell>
          <table:table-cell office:value-type="string">
            <text:p>CIÊNCIA DE ALIMENTOS <text:s text:c="29"/></text:p>
          </table:table-cell>
          <table:table-cell office:value-type="string">
            <text:p>Chemical Biology &amp; Drug Design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0-7516</text:p>
          </table:table-cell>
          <table:table-cell office:value-type="string">
            <text:p>CIÊNCIA DE ALIMENTOS <text:s text:c="29"/></text:p>
          </table:table-cell>
          <table:table-cell office:value-type="string">
            <text:p>Chemical Engineering &amp;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55-2701</text:p>
          </table:table-cell>
          <table:table-cell office:value-type="string">
            <text:p>CIÊNCIA DE ALIMENTOS <text:s text:c="29"/></text:p>
          </table:table-cell>
          <table:table-cell office:value-type="string">
            <text:p>Chemical Engineering and Process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2797</text:p>
          </table:table-cell>
          <table:table-cell office:value-type="string">
            <text:p>CIÊNCIA DE ALIMENTOS <text:s text:c="29"/></text:p>
          </table:table-cell>
          <table:table-cell office:value-type="string">
            <text:p>Chemico-Biological Interaction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12-1872</text:p>
          </table:table-cell>
          <table:table-cell office:value-type="string">
            <text:p>CIÊNCIA DE ALIMENTOS <text:s text:c="29"/></text:p>
          </table:table-cell>
          <table:table-cell office:value-type="string">
            <text:p>Chemistry &amp; Biodivers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535</text:p>
          </table:table-cell>
          <table:table-cell office:value-type="string">
            <text:p>CIÊNCIA DE ALIMENTOS <text:s text:c="29"/></text:p>
          </table:table-cell>
          <table:table-cell office:value-type="string">
            <text:p>Chemosphere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2797</text:p>
          </table:table-cell>
          <table:table-cell office:value-type="string">
            <text:p>CIÊNCIA DE ALIMENTOS <text:s text:c="29"/></text:p>
          </table:table-cell>
          <table:table-cell office:value-type="string">
            <text:p>Ciência Animal Brasileira (UFG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7054</text:p>
          </table:table-cell>
          <table:table-cell office:value-type="string">
            <text:p>CIÊNCIA DE ALIMENTOS <text:s text:c="29"/></text:p>
          </table:table-cell>
          <table:table-cell office:value-type="string">
            <text:p>Ciência e Agrotecnologia (UF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0-0029</text:p>
          </table:table-cell>
          <table:table-cell office:value-type="string">
            <text:p>CIÊNCIA DE ALIMENTOS <text:s text:c="29"/></text:p>
          </table:table-cell>
          <table:table-cell office:value-type="string">
            <text:p>Ciência e Cultura (Barreto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1620</text:p>
          </table:table-cell>
          <table:table-cell office:value-type="string">
            <text:p>CIÊNCIA DE ALIMENTOS <text:s text:c="29"/></text:p>
          </table:table-cell>
          <table:table-cell office:value-type="string">
            <text:p>Ciencia e Investigación Agraria (En línea. Edición en Españo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5609</text:p>
          </table:table-cell>
          <table:table-cell office:value-type="string">
            <text:p>CIÊNCIA DE ALIMENTOS <text:s text:c="29"/></text:p>
          </table:table-cell>
          <table:table-cell office:value-type="string">
            <text:p>Ciencia e Investigación Agraria (Impres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8123</text:p>
          </table:table-cell>
          <table:table-cell office:value-type="string">
            <text:p>CIÊNCIA DE ALIMENTOS <text:s text:c="29"/></text:p>
          </table:table-cell>
          <table:table-cell office:value-type="string">
            <text:p>Ciência e Saúde Colet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2061</text:p>
          </table:table-cell>
          <table:table-cell office:value-type="string">
            <text:p>CIÊNCIA DE ALIMENTOS <text:s text:c="29"/></text:p>
          </table:table-cell>
          <table:table-cell office:value-type="string">
            <text:p>Ciência e Tecnologia de Aliment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457X</text:p>
          </table:table-cell>
          <table:table-cell office:value-type="string">
            <text:p>CIÊNCIA DE ALIMENTOS <text:s text:c="29"/></text:p>
          </table:table-cell>
          <table:table-cell office:value-type="string">
            <text:p>Ciência e Tecnologia de Alimentos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 DE ALIMENTOS <text:s text:c="29"/></text:p>
          </table:table-cell>
          <table:table-cell office:value-type="string">
            <text:p>Ciência e Tecnologia de Alimentos, Agroindustria, Energia , Meio Ambie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2046</text:p>
          </table:table-cell>
          <table:table-cell office:value-type="string">
            <text:p>CIÊNCIA DE ALIMENTOS <text:s text:c="29"/></text:p>
          </table:table-cell>
          <table:table-cell office:value-type="string">
            <text:p>Ciência Odontológica Brasilei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478</text:p>
          </table:table-cell>
          <table:table-cell office:value-type="string">
            <text:p>CIÊNCIA DE ALIMENTOS <text:s text:c="29"/></text:p>
          </table:table-cell>
          <table:table-cell office:value-type="string">
            <text:p>Ciência Rural (UFSM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5-8122</text:p>
          </table:table-cell>
          <table:table-cell office:value-type="string">
            <text:p>CIÊNCIA DE ALIMENTOS <text:s text:c="29"/></text:p>
          </table:table-cell>
          <table:table-cell office:value-type="string">
            <text:p>Ciencia y Tecnología Alimentar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8981</text:p>
          </table:table-cell>
          <table:table-cell office:value-type="string">
            <text:p>CIÊNCIA DE ALIMENTOS <text:s text:c="29"/></text:p>
          </table:table-cell>
          <table:table-cell office:value-type="string">
            <text:p>Clinica Chimica Acta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9-9120</text:p>
          </table:table-cell>
          <table:table-cell office:value-type="string">
            <text:p>CIÊNCIA DE ALIMENTOS <text:s text:c="29"/></text:p>
          </table:table-cell>
          <table:table-cell office:value-type="string">
            <text:p>Clinical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4-6621</text:p>
          </table:table-cell>
          <table:table-cell office:value-type="string">
            <text:p>CIÊNCIA DE ALIMENTOS <text:s text:c="29"/></text:p>
          </table:table-cell>
          <table:table-cell office:value-type="string">
            <text:p>Clinical Chemistry and Laboratory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1-5614</text:p>
          </table:table-cell>
          <table:table-cell office:value-type="string">
            <text:p>CIÊNCIA DE ALIMENTOS <text:s text:c="29"/></text:p>
          </table:table-cell>
          <table:table-cell office:value-type="string">
            <text:p>Clinical Nutrition (Edinburgh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932</text:p>
          </table:table-cell>
          <table:table-cell office:value-type="string">
            <text:p>CIÊNCIA DE ALIMENTOS <text:s text:c="29"/></text:p>
          </table:table-cell>
          <table:table-cell office:value-type="string">
            <text:p>Clinics (USP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6875</text:p>
          </table:table-cell>
          <table:table-cell office:value-type="string">
            <text:p>CIÊNCIA DE ALIMENTOS <text:s text:c="29"/></text:p>
          </table:table-cell>
          <table:table-cell office:value-type="string">
            <text:p>Coffee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7-7765</text:p>
          </table:table-cell>
          <table:table-cell office:value-type="string">
            <text:p>CIÊNCIA DE ALIMENTOS <text:s text:c="29"/></text:p>
          </table:table-cell>
          <table:table-cell office:value-type="string">
            <text:p>Colloids and Surfaces. B, Biointerface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98-1354</text:p>
          </table:table-cell>
          <table:table-cell office:value-type="string">
            <text:p>CIÊNCIA DE ALIMENTOS <text:s text:c="29"/></text:p>
          </table:table-cell>
          <table:table-cell office:value-type="string">
            <text:p>Computers &amp; Chemical Engineer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9185</text:p>
          </table:table-cell>
          <table:table-cell office:value-type="string">
            <text:p>CIÊNCIA DE ALIMENTOS <text:s text:c="29"/></text:p>
          </table:table-cell>
          <table:table-cell office:value-type="string">
            <text:p>Comunicado Técnico (Embrapa Clima Temperado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744</text:p>
          </table:table-cell>
          <table:table-cell office:value-type="string">
            <text:p>CIÊNCIA DE ALIMENTOS <text:s text:c="29"/></text:p>
          </table:table-cell>
          <table:table-cell office:value-type="string">
            <text:p>Comunicado Técnico (Embrapa Mandioca e Fruticultura Tropical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231</text:p>
          </table:table-cell>
          <table:table-cell office:value-type="string">
            <text:p>CIÊNCIA DE ALIMENTOS <text:s text:c="29"/></text:p>
          </table:table-cell>
          <table:table-cell office:value-type="string">
            <text:p>Comunicado Tecnico - Centro Nacional de Pesquisa de Tecnologia Agroindustrial de Alimen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7-0661</text:p>
          </table:table-cell>
          <table:table-cell office:value-type="string">
            <text:p>CIÊNCIA DE ALIMENTOS <text:s text:c="29"/></text:p>
          </table:table-cell>
          <table:table-cell office:value-type="string">
            <text:p>Control Engineering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6858</text:p>
          </table:table-cell>
          <table:table-cell office:value-type="string">
            <text:p>CIÊNCIA DE ALIMENTOS <text:s text:c="29"/></text:p>
          </table:table-cell>
          <table:table-cell office:value-type="string">
            <text:p>Controle de Contaminaç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8-8551</text:p>
          </table:table-cell>
          <table:table-cell office:value-type="string">
            <text:p>CIÊNCIA DE ALIMENTOS <text:s text:c="29"/></text:p>
          </table:table-cell>
          <table:table-cell office:value-type="string">
            <text:p>Critical Reviews in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0-8398</text:p>
          </table:table-cell>
          <table:table-cell office:value-type="string">
            <text:p>CIÊNCIA DE ALIMENTOS <text:s text:c="29"/></text:p>
          </table:table-cell>
          <table:table-cell office:value-type="string">
            <text:p>Critical Reviews in Food Science and Nutrition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8X</text:p>
          </table:table-cell>
          <table:table-cell office:value-type="string">
            <text:p>CIÊNCIA DE ALIMENTOS <text:s text:c="29"/></text:p>
          </table:table-cell>
          <table:table-cell office:value-type="string">
            <text:p>Cultivar Grandes Cultur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3165</text:p>
          </table:table-cell>
          <table:table-cell office:value-type="string">
            <text:p>CIÊNCIA DE ALIMENTOS <text:s text:c="29"/></text:p>
          </table:table-cell>
          <table:table-cell office:value-type="string">
            <text:p>Cultivar HF (Pelota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3-4013</text:p>
          </table:table-cell>
          <table:table-cell office:value-type="string">
            <text:p>CIÊNCIA DE ALIMENTOS <text:s text:c="29"/></text:p>
          </table:table-cell>
          <table:table-cell office:value-type="string">
            <text:p>Current Food Sci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43-8651</text:p>
          </table:table-cell>
          <table:table-cell office:value-type="string">
            <text:p>CIÊNCIA DE ALIMENTOS <text:s text:c="29"/></text:p>
          </table:table-cell>
          <table:table-cell office:value-type="string">
            <text:p>Current Microb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8916</text:p>
          </table:table-cell>
          <table:table-cell office:value-type="string">
            <text:p>CIÊNCIA DE ALIMENTOS <text:s text:c="29"/></text:p>
          </table:table-cell>
          <table:table-cell office:value-type="string">
            <text:p>Current Trends in Biotechnology and Pharmac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8-5586</text:p>
          </table:table-cell>
          <table:table-cell office:value-type="string">
            <text:p>CIÊNCIA DE ALIMENTOS <text:s text:c="29"/></text:p>
          </table:table-cell>
          <table:table-cell office:value-type="string">
            <text:p>Dairy Science &amp; Technolog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2-1797</text:p>
          </table:table-cell>
          <table:table-cell office:value-type="string">
            <text:p>CIÊNCIA DE ALIMENTOS <text:s text:c="29"/></text:p>
          </table:table-cell>
          <table:table-cell office:value-type="string">
            <text:p>Diabetes (New York, N.Y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0493</text:p>
          </table:table-cell>
          <table:table-cell office:value-type="string">
            <text:p>CIÊNCIA DE ALIMENTOS <text:s text:c="29"/></text:p>
          </table:table-cell>
          <table:table-cell office:value-type="string">
            <text:p>Diálogos &amp; Ciênci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736</text:p>
          </table:table-cell>
          <table:table-cell office:value-type="string">
            <text:p>CIÊNCIA DE ALIMENTOS <text:s text:c="29"/></text:p>
          </table:table-cell>
          <table:table-cell office:value-type="string">
            <text:p>Direito e Sociedade (Curiti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781X</text:p>
          </table:table-cell>
          <table:table-cell office:value-type="string">
            <text:p>CIÊNCIA DE ALIMENTOS <text:s text:c="29"/></text:p>
          </table:table-cell>
          <table:table-cell office:value-type="string">
            <text:p>Documentos (Embrapa Soj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7-3937</text:p>
          </table:table-cell>
          <table:table-cell office:value-type="string">
            <text:p>CIÊNCIA DE ALIMENTOS <text:s text:c="29"/></text:p>
          </table:table-cell>
          <table:table-cell office:value-type="string">
            <text:p>Drying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7208</text:p>
          </table:table-cell>
          <table:table-cell office:value-type="string">
            <text:p>CIÊNCIA DE ALIMENTOS <text:s text:c="29"/></text:p>
          </table:table-cell>
          <table:table-cell office:value-type="string">
            <text:p>Dyes and Pigment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670</text:p>
          </table:table-cell>
          <table:table-cell office:value-type="string">
            <text:p>CIÊNCIA DE ALIMENTOS <text:s text:c="29"/></text:p>
          </table:table-cell>
          <table:table-cell office:value-type="string">
            <text:p>Eclética Química (UNESP. Araraquara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8009</text:p>
          </table:table-cell>
          <table:table-cell office:value-type="string">
            <text:p>CIÊNCIA DE ALIMENTOS <text:s text:c="29"/></text:p>
          </table:table-cell>
          <table:table-cell office:value-type="string">
            <text:p>Ecological Economics (Amster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00</text:p>
          </table:table-cell>
          <table:table-cell office:value-type="string">
            <text:p>CIÊNCIA DE ALIMENTOS <text:s text:c="29"/></text:p>
          </table:table-cell>
          <table:table-cell office:value-type="string">
            <text:p>Ecological Modell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7-0244</text:p>
          </table:table-cell>
          <table:table-cell office:value-type="string">
            <text:p>CIÊNCIA DE ALIMENTOS <text:s text:c="29"/></text:p>
          </table:table-cell>
          <table:table-cell office:value-type="string">
            <text:p>Ecology of Food and Nutri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7-3458</text:p>
          </table:table-cell>
          <table:table-cell office:value-type="string">
            <text:p>CIÊNCIA DE ALIMENTOS <text:s text:c="29"/></text:p>
          </table:table-cell>
          <table:table-cell office:value-type="string">
            <text:p>Electronic Journal of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9-4377</text:p>
          </table:table-cell>
          <table:table-cell office:value-type="string">
            <text:p>CIÊNCIA DE ALIMENTOS <text:s text:c="29"/></text:p>
          </table:table-cell>
          <table:table-cell office:value-type="string">
            <text:p>Electronic Journal of Environmental, Agricultural and Food Chemistr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0624</text:p>
          </table:table-cell>
          <table:table-cell office:value-type="string">
            <text:p>CIÊNCIA DE ALIMENTOS <text:s text:c="29"/></text:p>
          </table:table-cell>
          <table:table-cell office:value-type="string">
            <text:p>Energy &amp; Fuel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96-8904</text:p>
          </table:table-cell>
          <table:table-cell office:value-type="string">
            <text:p>CIÊNCIA DE ALIMENTOS <text:s text:c="29"/></text:p>
          </table:table-cell>
          <table:table-cell office:value-type="string">
            <text:p>Energy Conversion and Managemen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947</text:p>
          </table:table-cell>
          <table:table-cell office:value-type="string">
            <text:p>CIÊNCIA DE ALIMENTOS <text:s text:c="29"/></text:p>
          </table:table-cell>
          <table:table-cell office:value-type="string">
            <text:p>Engarrafador Modern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6916</text:p>
          </table:table-cell>
          <table:table-cell office:value-type="string">
            <text:p>CIÊNCIA DE ALIMENTOS <text:s text:c="29"/></text:p>
          </table:table-cell>
          <table:table-cell office:value-type="string">
            <text:p>Engenharia Agrícol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4-3984</text:p>
          </table:table-cell>
          <table:table-cell office:value-type="string">
            <text:p>CIÊNCIA DE ALIMENTOS <text:s text:c="29"/></text:p>
          </table:table-cell>
          <table:table-cell office:value-type="string">
            <text:p>Engenharia na Agricultu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152</text:p>
          </table:table-cell>
          <table:table-cell office:value-type="string">
            <text:p>CIÊNCIA DE ALIMENTOS <text:s text:c="29"/></text:p>
          </table:table-cell>
          <table:table-cell office:value-type="string">
            <text:p>Engenharia Sanitária e Ambient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8-3889</text:p>
          </table:table-cell>
          <table:table-cell office:value-type="string">
            <text:p>CIÊNCIA DE ALIMENTOS <text:s text:c="29"/></text:p>
          </table:table-cell>
          <table:table-cell office:value-type="string">
            <text:p>Enología (Godoy Cruz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8758</text:p>
          </table:table-cell>
          <table:table-cell office:value-type="string">
            <text:p>CIÊNCIA DE ALIMENTOS <text:s text:c="29"/></text:p>
          </table:table-cell>
          <table:table-cell office:value-type="string">
            <text:p>Environmental Engineering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6-0745</text:p>
          </table:table-cell>
          <table:table-cell office:value-type="string">
            <text:p>CIÊNCIA DE ALIMENTOS <text:s text:c="29"/></text:p>
          </table:table-cell>
          <table:table-cell office:value-type="string">
            <text:p>Environmental Pollution (Lond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1-0229</text:p>
          </table:table-cell>
          <table:table-cell office:value-type="string">
            <text:p>CIÊNCIA DE ALIMENTOS <text:s text:c="29"/></text:p>
          </table:table-cell>
          <table:table-cell office:value-type="string">
            <text:p>Enzyme and Microbial Techn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2377</text:p>
          </table:table-cell>
          <table:table-cell office:value-type="string">
            <text:p>CIÊNCIA DE ALIMENTOS <text:s text:c="29"/></text:p>
          </table:table-cell>
          <table:table-cell office:value-type="string">
            <text:p>European Food Research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9-6319</text:p>
          </table:table-cell>
          <table:table-cell office:value-type="string">
            <text:p>CIÊNCIA DE ALIMENTOS <text:s text:c="29"/></text:p>
          </table:table-cell>
          <table:table-cell office:value-type="string">
            <text:p>European Journal of Applied Physi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38-7697</text:p>
          </table:table-cell>
          <table:table-cell office:value-type="string">
            <text:p>CIÊNCIA DE ALIMENTOS <text:s text:c="29"/></text:p>
          </table:table-cell>
          <table:table-cell office:value-type="string">
            <text:p>European Journal of Lipid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0987</text:p>
          </table:table-cell>
          <table:table-cell office:value-type="string">
            <text:p>CIÊNCIA DE ALIMENTOS <text:s text:c="29"/></text:p>
          </table:table-cell>
          <table:table-cell office:value-type="string">
            <text:p>European Journal of Pharmaceutical Scienc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88</text:p>
          </table:table-cell>
          <table:table-cell office:value-type="string">
            <text:p>CIÊNCIA DE ALIMENTOS <text:s text:c="29"/></text:p>
          </table:table-cell>
          <table:table-cell office:value-type="string">
            <text:p>Evidence-Based Complementary and Alternative Medicin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1-427X</text:p>
          </table:table-cell>
          <table:table-cell office:value-type="string">
            <text:p>CIÊNCIA DE ALIMENTOS <text:s text:c="29"/></text:p>
          </table:table-cell>
          <table:table-cell office:value-type="string">
            <text:p>Evidence-Based Complementary and Alternative Medicin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5-3702</text:p>
          </table:table-cell>
          <table:table-cell office:value-type="string">
            <text:p>CIÊNCIA DE ALIMENTOS <text:s text:c="29"/></text:p>
          </table:table-cell>
          <table:table-cell office:value-type="string">
            <text:p>Experimental Biology and Medicine (Maywood, N.J.: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1699</text:p>
          </table:table-cell>
          <table:table-cell office:value-type="string">
            <text:p>CIÊNCIA DE ALIMENTOS <text:s text:c="29"/></text:p>
          </table:table-cell>
          <table:table-cell office:value-type="string">
            <text:p>FAZU em Revista (Uber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77-5566</text:p>
          </table:table-cell>
          <table:table-cell office:value-type="string">
            <text:p>CIÊNCIA DE ALIMENTOS <text:s text:c="29"/></text:p>
          </table:table-cell>
          <table:table-cell office:value-type="string">
            <text:p>Feedinfo News Servi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1097</text:p>
          </table:table-cell>
          <table:table-cell office:value-type="string">
            <text:p>CIÊNCIA DE ALIMENTOS <text:s text:c="29"/></text:p>
          </table:table-cell>
          <table:table-cell office:value-type="string">
            <text:p>FEMS Microbiology Letter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67-1356</text:p>
          </table:table-cell>
          <table:table-cell office:value-type="string">
            <text:p>CIÊNCIA DE ALIMENTOS <text:s text:c="29"/></text:p>
          </table:table-cell>
          <table:table-cell office:value-type="string">
            <text:p>FEMS Yeast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72X</text:p>
          </table:table-cell>
          <table:table-cell office:value-type="string">
            <text:p>CIÊNCIA DE ALIMENTOS <text:s text:c="29"/></text:p>
          </table:table-cell>
          <table:table-cell office:value-type="string">
            <text:p>FI. Food Ingredient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0-1742</text:p>
          </table:table-cell>
          <table:table-cell office:value-type="string">
            <text:p>CIÊNCIA DE ALIMENTOS <text:s text:c="29"/></text:p>
          </table:table-cell>
          <table:table-cell office:value-type="string">
            <text:p>Fish Physiology an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9088</text:p>
          </table:table-cell>
          <table:table-cell office:value-type="string">
            <text:p>CIÊNCIA DE ALIMENTOS <text:s text:c="29"/></text:p>
          </table:table-cell>
          <table:table-cell office:value-type="string">
            <text:p>Fitness &amp; Performance Jour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158</text:p>
          </table:table-cell>
          <table:table-cell office:value-type="string">
            <text:p>CIÊNCIA DE ALIMENTOS <text:s text:c="29"/></text:p>
          </table:table-cell>
          <table:table-cell office:value-type="string">
            <text:p>Fitopatologia Brasileira (Impresso) (Cessou em 2007. Cont. ISSN 1982-5676 Tropical Plant Pathology (Impresso)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026</text:p>
          </table:table-cell>
          <table:table-cell office:value-type="string">
            <text:p>CIÊNCIA DE ALIMENTOS <text:s text:c="29"/></text:p>
          </table:table-cell>
          <table:table-cell office:value-type="string">
            <text:p>Flavour and Fragrance Journal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79-2415</text:p>
          </table:table-cell>
          <table:table-cell office:value-type="string">
            <text:p>CIÊNCIA DE ALIMENTOS <text:s text:c="29"/></text:p>
          </table:table-cell>
          <table:table-cell office:value-type="string">
            <text:p>Fleischwirtschaft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3812</text:p>
          </table:table-cell>
          <table:table-cell office:value-type="string">
            <text:p>CIÊNCIA DE ALIMENTOS <text:s text:c="29"/></text:p>
          </table:table-cell>
          <table:table-cell office:value-type="string">
            <text:p>Fluid Phase Equilibr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3X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Additives and Contaminants (Cessou em 2008. Foi desdobrado em dois: Food Additives &amp; Contaminants. Part B, Surveillance e Food Additives &amp; Contaminants. Part A, Chemistry, Analysis, Control, Exposure &amp; Risk Assessme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130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AND BIOPROCESS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5-5149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and Bioprocess Technology (On 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6915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and Chemical Toxi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9-5721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and Nutrition Bulletin (Tokyo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7-1858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Biophys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0-5436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8-8146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6-7135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Contr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005X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Hydrocollo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40-0020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Microb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2-7514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Qualit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3293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Quality and Prefer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9969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Research Internat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1127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Science &amp; Techn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26-7708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Science and Biotechnology (Seou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82-0132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Science and Technology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6606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Science and Technology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30-9862</text:p>
          </table:table-cell>
          <table:table-cell office:value-type="string">
            <text:p>CIÊNCIA DE ALIMENTOS <text:s text:c="29"/></text:p>
          </table:table-cell>
          <table:table-cell office:value-type="string">
            <text:p>Food Technology and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4-8275</text:p>
          </table:table-cell>
          <table:table-cell office:value-type="string">
            <text:p>CIÊNCIA DE ALIMENTOS <text:s text:c="29"/></text:p>
          </table:table-cell>
          <table:table-cell office:value-type="string">
            <text:p>Foodservice Research International (Cessou em 2005. Fundiu-se com ISSN 1471-5732 Food Service Technology (Print) e ISSN 1748-0140 Journal of Foodservice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5762</text:p>
          </table:table-cell>
          <table:table-cell office:value-type="string">
            <text:p>CIÊNCIA DE ALIMENTOS <text:s text:c="29"/></text:p>
          </table:table-cell>
          <table:table-cell office:value-type="string">
            <text:p>Free Radical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8-4619</text:p>
          </table:table-cell>
          <table:table-cell office:value-type="string">
            <text:p>CIÊNCIA DE ALIMENTOS <text:s text:c="29"/></text:p>
          </table:table-cell>
          <table:table-cell office:value-type="string">
            <text:p>Fresenius Environmental Bulleti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4435</text:p>
          </table:table-cell>
          <table:table-cell office:value-type="string">
            <text:p>CIÊNCIA DE ALIMENTOS <text:s text:c="29"/></text:p>
          </table:table-cell>
          <table:table-cell office:value-type="string">
            <text:p>Fruit Process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1878</text:p>
          </table:table-cell>
          <table:table-cell office:value-type="string">
            <text:p>CIÊNCIA DE ALIMENTOS <text:s text:c="29"/></text:p>
          </table:table-cell>
          <table:table-cell office:value-type="string">
            <text:p>Gene Conserv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680</text:p>
          </table:table-cell>
          <table:table-cell office:value-type="string">
            <text:p>CIÊNCIA DE ALIMENTOS <text:s text:c="29"/></text:p>
          </table:table-cell>
          <table:table-cell office:value-type="string">
            <text:p>Genetics and Molecular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6-7061</text:p>
          </table:table-cell>
          <table:table-cell office:value-type="string">
            <text:p>CIÊNCIA DE ALIMENTOS <text:s text:c="29"/></text:p>
          </table:table-cell>
          <table:table-cell office:value-type="string">
            <text:p>Geoderma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2-6349</text:p>
          </table:table-cell>
          <table:table-cell office:value-type="string">
            <text:p>CIÊNCIA DE ALIMENTOS <text:s text:c="29"/></text:p>
          </table:table-cell>
          <table:table-cell office:value-type="string">
            <text:p>Geosynthetics Internationa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7-3495</text:p>
          </table:table-cell>
          <table:table-cell office:value-type="string">
            <text:p>CIÊNCIA DE ALIMENTOS <text:s text:c="29"/></text:p>
          </table:table-cell>
          <table:table-cell office:value-type="string">
            <text:p>Grasas y Aceites (Sevill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8-4166</text:p>
          </table:table-cell>
          <table:table-cell office:value-type="string">
            <text:p>CIÊNCIA DE ALIMENTOS <text:s text:c="29"/></text:p>
          </table:table-cell>
          <table:table-cell office:value-type="string">
            <text:p>Heladería Panadería Latinoameric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92-7535</text:p>
          </table:table-cell>
          <table:table-cell office:value-type="string">
            <text:p>CIÊNCIA DE ALIMENTOS <text:s text:c="29"/></text:p>
          </table:table-cell>
          <table:table-cell office:value-type="string">
            <text:p>Hemodialysis Internat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82-1723</text:p>
          </table:table-cell>
          <table:table-cell office:value-type="string">
            <text:p>CIÊNCIA DE ALIMENTOS <text:s text:c="29"/></text:p>
          </table:table-cell>
          <table:table-cell office:value-type="string">
            <text:p>High Pressure Bioscience and Bio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9171</text:p>
          </table:table-cell>
          <table:table-cell office:value-type="string">
            <text:p>CIÊNCIA DE ALIMENTOS <text:s text:c="29"/></text:p>
          </table:table-cell>
          <table:table-cell office:value-type="string">
            <text:p>Higiene Alimentar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0536</text:p>
          </table:table-cell>
          <table:table-cell office:value-type="string">
            <text:p>CIÊNCIA DE ALIMENTOS <text:s text:c="29"/></text:p>
          </table:table-cell>
          <table:table-cell office:value-type="string">
            <text:p>Horticultura Brasilei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4-0014</text:p>
          </table:table-cell>
          <table:table-cell office:value-type="string">
            <text:p>CIÊNCIA DE ALIMENTOS <text:s text:c="29"/></text:p>
          </table:table-cell>
          <table:table-cell office:value-type="string">
            <text:p>Hybridoma (Larchmont. 2005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5-4793</text:p>
          </table:table-cell>
          <table:table-cell office:value-type="string">
            <text:p>CIÊNCIA DE ALIMENTOS <text:s text:c="29"/></text:p>
          </table:table-cell>
          <table:table-cell office:value-type="string">
            <text:p>ICCP N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2-0940</text:p>
          </table:table-cell>
          <table:table-cell office:value-type="string">
            <text:p>CIÊNCIA DE ALIMENTOS <text:s text:c="29"/></text:p>
          </table:table-cell>
          <table:table-cell office:value-type="string">
            <text:p>Ichnos. An International Journal of Plant and Animal Trac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19-1604</text:p>
          </table:table-cell>
          <table:table-cell office:value-type="string">
            <text:p>CIÊNCIA DE ALIMENTOS <text:s text:c="29"/></text:p>
          </table:table-cell>
          <table:table-cell office:value-type="string">
            <text:p>Igaku to Seibutsugaku / Medicine and Bi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5-2689</text:p>
          </table:table-cell>
          <table:table-cell office:value-type="string">
            <text:p>CIÊNCIA DE ALIMENTOS <text:s text:c="29"/></text:p>
          </table:table-cell>
          <table:table-cell office:value-type="string">
            <text:p>In Vitro Cellular &amp; Developmental Biology - Plant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4-5476</text:p>
          </table:table-cell>
          <table:table-cell office:value-type="string">
            <text:p>CIÊNCIA DE ALIMENTOS <text:s text:c="29"/></text:p>
          </table:table-cell>
          <table:table-cell office:value-type="string">
            <text:p>In Vitro Cellular &amp; Developmental Biology. Plant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250</text:p>
          </table:table-cell>
          <table:table-cell office:value-type="string">
            <text:p>CIÊNCIA DE ALIMENTOS <text:s text:c="29"/></text:p>
          </table:table-cell>
          <table:table-cell office:value-type="string">
            <text:p>Indústria de Laticíni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8-5885</text:p>
          </table:table-cell>
          <table:table-cell office:value-type="string">
            <text:p>CIÊNCIA DE ALIMENTOS <text:s text:c="29"/></text:p>
          </table:table-cell>
          <table:table-cell office:value-type="string">
            <text:p>Industrial &amp; Engineering Chemistry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0219</text:p>
          </table:table-cell>
          <table:table-cell office:value-type="string">
            <text:p>CIÊNCIA DE ALIMENTOS <text:s text:c="29"/></text:p>
          </table:table-cell>
          <table:table-cell office:value-type="string">
            <text:p>Infarm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0-3625</text:p>
          </table:table-cell>
          <table:table-cell office:value-type="string">
            <text:p>CIÊNCIA DE ALIMENTOS <text:s text:c="29"/></text:p>
          </table:table-cell>
          <table:table-cell office:value-type="string">
            <text:p>Infopesca Inter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364</text:p>
          </table:table-cell>
          <table:table-cell office:value-type="string">
            <text:p>CIÊNCIA DE ALIMENTOS <text:s text:c="29"/></text:p>
          </table:table-cell>
          <table:table-cell office:value-type="string">
            <text:p>Informe Agropecuário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66-8564</text:p>
          </table:table-cell>
          <table:table-cell office:value-type="string">
            <text:p>CIÊNCIA DE ALIMENTOS <text:s text:c="29"/></text:p>
          </table:table-cell>
          <table:table-cell office:value-type="string">
            <text:p>Innovative Food Science &amp; Emerging Technolog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4-8305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Biodeterioration &amp; Biodegrad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6946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Dairy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0-6423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Consumer Studies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727X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Dairy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1-9743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Diary Science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6-7319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Environmental Analytical Chemistr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6-3758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Food Engineering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05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Food Micro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4-2912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Food Propert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5-2621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Food Science &amp; Technology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0-5423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Food Science &amp;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3-7486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Food Sciences and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9-0255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Food, Agriculture and Environment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7-0565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Obesi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9-6439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On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55-1431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Journal of Probiotics &amp; Prebio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7-2930</text:p>
          </table:table-cell>
          <table:table-cell office:value-type="string">
            <text:p>CIÊNCIA DE ALIMENTOS <text:s text:c="29"/></text:p>
          </table:table-cell>
          <table:table-cell office:value-type="string">
            <text:p>International Review of Food Science and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6515</text:p>
          </table:table-cell>
          <table:table-cell office:value-type="string">
            <text:p>CIÊNCIA DE ALIMENTOS <text:s text:c="29"/></text:p>
          </table:table-cell>
          <table:table-cell office:value-type="string">
            <text:p>Italian Food &amp; Beverage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20-1770</text:p>
          </table:table-cell>
          <table:table-cell office:value-type="string">
            <text:p>CIÊNCIA DE ALIMENTOS <text:s text:c="29"/></text:p>
          </table:table-cell>
          <table:table-cell office:value-type="string">
            <text:p>Italian Journal of Foo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44-6304</text:p>
          </table:table-cell>
          <table:table-cell office:value-type="string">
            <text:p>CIÊNCIA DE ALIMENTOS <text:s text:c="29"/></text:p>
          </table:table-cell>
          <table:table-cell office:value-type="string">
            <text:p>Japanese Journal of Infectious Disease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90-8577</text:p>
          </table:table-cell>
          <table:table-cell office:value-type="string">
            <text:p>CIÊNCIA DE ALIMENTOS <text:s text:c="29"/></text:p>
          </table:table-cell>
          <table:table-cell office:value-type="string">
            <text:p>JOP. Journal of the Pancre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3713</text:p>
          </table:table-cell>
          <table:table-cell office:value-type="string">
            <text:p>CIÊNCIA DE ALIMENTOS <text:s text:c="29"/></text:p>
          </table:table-cell>
          <table:table-cell office:value-type="string">
            <text:p>Jornal Brasileiro de Pneumologi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51-0285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International des Sciences de la Vigne et du V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561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Agricultural and Food Chemistr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39-125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Agricultural Science and 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230-1388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Animal and Feed 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12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Animal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8839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Apicultur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4-5072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Applied Microbi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56-6171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Applied Poultry Research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49-885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Aquatic Food Product Technology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193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Bacteriolog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3-111X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Basic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1656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Biotechn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0-2312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Cellular Biochemistr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3-521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Cereal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568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Chemical and Engineering Dat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8-2575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Chemical Technology and Biotechnology (1986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4-3413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Chemical Technology and Biotechnology. Chemical Technology (Cessou em 1985. Fundiu-se com ISSN 0264-3421 Journal of Chemical Technology and Biotechnology. Biotechnology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1-961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Chemical Thermodynamic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70-0232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Chromatography. B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929X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Cognitive Neurosci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0302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Dairy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0-123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Environmental Science and Health. Part B. Pesticides, Food Contaminants, and Agricultural Wast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2-060X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Essential Oil-Bearing Plant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8741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Ethnopharmac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6-129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Evaluation in Clinical Practi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8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Bi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9-1575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Composition and Analysi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0-877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Engineering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76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Process Engineer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5-8892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Processing and Preservatio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62-028X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Protec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6-9428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Quali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085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Saf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47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Scien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1155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Science and 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4-8462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 Technology (Faisalabad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8-014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Foodservice (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89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Hazardous Material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2-1819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Immunoassay &amp; Immunochemistr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67-5435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Industrial Microbiology &amp; Bio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2-013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Inorganic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7-4438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International Food &amp; Agribusiness Marketing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8-210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Liposome Research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291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Materials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7-453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Materials Science. Materials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620X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Medicinal Foo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6-7388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Membrane Scien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7-7825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Microbiology and Biotechnology (Print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5-2048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Microencapsul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2836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1-1177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Molecular Catalysis. B, Enzymatic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6-128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Molecular Structure. Theochem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7085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Pharmaceutical and Biomedical Analysi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65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Physical Chemistry (1952) (Cessou em 1996. Cont. ISSN 1089-5639 The Journal of Physical Chemistry. A e ISSN 1520-6106 Journal of Physical Chemistry. B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20-6106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Physical Chemistry. B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8-7548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Physiology and Biochemis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0-3477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Post Keynesian Econom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36-5731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Radioanalytical and Nuclear Chemistry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2409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Root Crop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7-825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Sensory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18-2724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echnology Management &amp; Innova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4901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exture Studi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2-7863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he American Chemical Societ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03-021X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he American Oil Chemists'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53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he Brazilian Chemical Society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6-975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he Institute of Brewing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5142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he Science of Food and Agricultur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7-001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he Science of Food and Agricultur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52-5139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he Serbian Chemical Societ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8-6150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hermal Analysis and Calorimetr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731-3837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Toxicology. Toxin Reviews (Cessou em 2004. Cont. ISSN 1556-9543 Toxin Reviews (Print)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8-4297</text:p>
          </table:table-cell>
          <table:table-cell office:value-type="string">
            <text:p>CIÊNCIA DE ALIMENTOS <text:s text:c="29"/></text:p>
          </table:table-cell>
          <table:table-cell office:value-type="string">
            <text:p>Journal of Ultrasound in Medicin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8-6071</text:p>
          </table:table-cell>
          <table:table-cell office:value-type="string">
            <text:p>CIÊNCIA DE ALIMENTOS <text:s text:c="29"/></text:p>
          </table:table-cell>
          <table:table-cell office:value-type="string">
            <text:p>JPEN. Journal of Parenteral and Enteral Nutri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13-9826</text:p>
          </table:table-cell>
          <table:table-cell office:value-type="string">
            <text:p>CIÊNCIA DE ALIMENTOS <text:s text:c="29"/></text:p>
          </table:table-cell>
          <table:table-cell office:value-type="string">
            <text:p>Key Engineering Material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3223-7898</text:p>
          </table:table-cell>
          <table:table-cell office:value-type="string">
            <text:p>CIÊNCIA DE ALIMENTOS <text:s text:c="29"/></text:p>
          </table:table-cell>
          <table:table-cell office:value-type="string">
            <text:p>Latin American Journal or Pharmac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9143</text:p>
          </table:table-cell>
          <table:table-cell office:value-type="string">
            <text:p>CIÊNCIA DE ALIMENTOS <text:s text:c="29"/></text:p>
          </table:table-cell>
          <table:table-cell office:value-type="string">
            <text:p>Lavoura Arrozei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7302</text:p>
          </table:table-cell>
          <table:table-cell office:value-type="string">
            <text:p>CIÊNCIA DE ALIMENTOS <text:s text:c="29"/></text:p>
          </table:table-cell>
          <table:table-cell office:value-type="string">
            <text:p>Le Lait (Paris. Print) (Cessou em 2007. Cont. ISSN 1958-5586, Dairy Science &amp; Technology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3-6438</text:p>
          </table:table-cell>
          <table:table-cell office:value-type="string">
            <text:p>CIÊNCIA DE ALIMENTOS <text:s text:c="29"/></text:p>
          </table:table-cell>
          <table:table-cell office:value-type="string">
            <text:p>Lebensmittel-Wissenschaft + Technologie / Food Science +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33</text:p>
          </table:table-cell>
          <table:table-cell office:value-type="string">
            <text:p>CIÊNCIA DE ALIMENTOS <text:s text:c="29"/></text:p>
          </table:table-cell>
          <table:table-cell office:value-type="string">
            <text:p>Leite &amp; Deriva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66-8254</text:p>
          </table:table-cell>
          <table:table-cell office:value-type="string">
            <text:p>CIÊNCIA DE ALIMENTOS <text:s text:c="29"/></text:p>
          </table:table-cell>
          <table:table-cell office:value-type="string">
            <text:p>Letters in Applied Microbi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3205</text:p>
          </table:table-cell>
          <table:table-cell office:value-type="string">
            <text:p>CIÊNCIA DE ALIMENTOS <text:s text:c="29"/></text:p>
          </table:table-cell>
          <table:table-cell office:value-type="string">
            <text:p>Life Sciences (197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4-4201</text:p>
          </table:table-cell>
          <table:table-cell office:value-type="string">
            <text:p>CIÊNCIA DE ALIMENTOS <text:s text:c="29"/></text:p>
          </table:table-cell>
          <table:table-cell office:value-type="string">
            <text:p>Lipid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6-511X</text:p>
          </table:table-cell>
          <table:table-cell office:value-type="string">
            <text:p>CIÊNCIA DE ALIMENTOS <text:s text:c="29"/></text:p>
          </table:table-cell>
          <table:table-cell office:value-type="string">
            <text:p>Lipids in Health and Diseas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22-1360</text:p>
          </table:table-cell>
          <table:table-cell office:value-type="string">
            <text:p>CIÊNCIA DE ALIMENTOS <text:s text:c="29"/></text:p>
          </table:table-cell>
          <table:table-cell office:value-type="string">
            <text:p>Macromolecular Sympos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5333</text:p>
          </table:table-cell>
          <table:table-cell office:value-type="string">
            <text:p>CIÊNCIA DE ALIMENTOS <text:s text:c="29"/></text:p>
          </table:table-cell>
          <table:table-cell office:value-type="string">
            <text:p>Magistr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77-7835</text:p>
          </table:table-cell>
          <table:table-cell office:value-type="string">
            <text:p>CIÊNCIA DE ALIMENTOS <text:s text:c="29"/></text:p>
          </table:table-cell>
          <table:table-cell office:value-type="string">
            <text:p>Management of Environmental Quality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7076</text:p>
          </table:table-cell>
          <table:table-cell office:value-type="string">
            <text:p>CIÊNCIA DE ALIMENTOS <text:s text:c="29"/></text:p>
          </table:table-cell>
          <table:table-cell office:value-type="string">
            <text:p>Matéria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439</text:p>
          </table:table-cell>
          <table:table-cell office:value-type="string">
            <text:p>CIÊNCIA DE ALIMENTOS <text:s text:c="29"/></text:p>
          </table:table-cell>
          <table:table-cell office:value-type="string">
            <text:p>Materials Research (São Carlos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5107</text:p>
          </table:table-cell>
          <table:table-cell office:value-type="string">
            <text:p>CIÊNCIA DE ALIMENTOS <text:s text:c="29"/></text:p>
          </table:table-cell>
          <table:table-cell office:value-type="string">
            <text:p>Materials Science &amp; Engineering. B, Solid-State Materials for Advanced Technolog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8-4931</text:p>
          </table:table-cell>
          <table:table-cell office:value-type="string">
            <text:p>CIÊNCIA DE ALIMENTOS <text:s text:c="29"/></text:p>
          </table:table-cell>
          <table:table-cell office:value-type="string">
            <text:p>Materials Science &amp; Engineering. C, Biomimetic Materials, Sensors and Systems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8-5122</text:p>
          </table:table-cell>
          <table:table-cell office:value-type="string">
            <text:p>CIÊNCIA DE ALIMENTOS <text:s text:c="29"/></text:p>
          </table:table-cell>
          <table:table-cell office:value-type="string">
            <text:p>Maturitas (Amsterdam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9-1740</text:p>
          </table:table-cell>
          <table:table-cell office:value-type="string">
            <text:p>CIÊNCIA DE ALIMENTOS <text:s text:c="29"/></text:p>
          </table:table-cell>
          <table:table-cell office:value-type="string">
            <text:p>Meat Scienc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4-0276</text:p>
          </table:table-cell>
          <table:table-cell office:value-type="string">
            <text:p>CIÊNCIA DE ALIMENTOS <text:s text:c="29"/></text:p>
          </table:table-cell>
          <table:table-cell office:value-type="string">
            <text:p>Memórias do Instituto Oswaldo Cruz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60-8229</text:p>
          </table:table-cell>
          <table:table-cell office:value-type="string">
            <text:p>CIÊNCIA DE ALIMENTOS <text:s text:c="29"/></text:p>
          </table:table-cell>
          <table:table-cell office:value-type="string">
            <text:p>Metrologia i Systemy Pomiarowe / Metrology and Measuring System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5013</text:p>
          </table:table-cell>
          <table:table-cell office:value-type="string">
            <text:p>CIÊNCIA DE ALIMENTOS <text:s text:c="29"/></text:p>
          </table:table-cell>
          <table:table-cell office:value-type="string">
            <text:p>Microbiological Research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6-3788</text:p>
          </table:table-cell>
          <table:table-cell office:value-type="string">
            <text:p>CIÊNCIA DE ALIMENTOS <text:s text:c="29"/></text:p>
          </table:table-cell>
          <table:table-cell office:value-type="string">
            <text:p>Milchwissenschaft / Milk Science Internat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7-5107</text:p>
          </table:table-cell>
          <table:table-cell office:value-type="string">
            <text:p>CIÊNCIA DE ALIMENTOS <text:s text:c="29"/></text:p>
          </table:table-cell>
          <table:table-cell office:value-type="string">
            <text:p>Mutation Research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718</text:p>
          </table:table-cell>
          <table:table-cell office:value-type="string">
            <text:p>CIÊNCIA DE ALIMENTOS <text:s text:c="29"/></text:p>
          </table:table-cell>
          <table:table-cell office:value-type="string">
            <text:p>Mutation Research. Genetic Toxicology and Environmental Mutagenesi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486X</text:p>
          </table:table-cell>
          <table:table-cell office:value-type="string">
            <text:p>CIÊNCIA DE ALIMENTOS <text:s text:c="29"/></text:p>
          </table:table-cell>
          <table:table-cell office:value-type="string">
            <text:p>Mycopathologia (1975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6225</text:p>
          </table:table-cell>
          <table:table-cell office:value-type="string">
            <text:p>CIÊNCIA DE ALIMENTOS <text:s text:c="29"/></text:p>
          </table:table-cell>
          <table:table-cell office:value-type="string">
            <text:p>Neotropical Ichthyology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0-2110</text:p>
          </table:table-cell>
          <table:table-cell office:value-type="string">
            <text:p>CIÊNCIA DE ALIMENTOS <text:s text:c="29"/></text:p>
          </table:table-cell>
          <table:table-cell office:value-type="string">
            <text:p>Nephron. Clinical Practic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3940</text:p>
          </table:table-cell>
          <table:table-cell office:value-type="string">
            <text:p>CIÊNCIA DE ALIMENTOS <text:s text:c="29"/></text:p>
          </table:table-cell>
          <table:table-cell office:value-type="string">
            <text:p>Neuroscience Letters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1-813X</text:p>
          </table:table-cell>
          <table:table-cell office:value-type="string">
            <text:p>CIÊNCIA DE ALIMENTOS <text:s text:c="29"/></text:p>
          </table:table-cell>
          <table:table-cell office:value-type="string">
            <text:p>Neurotoxicology (Park Forest South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3636</text:p>
          </table:table-cell>
          <table:table-cell office:value-type="string">
            <text:p>CIÊNCIA DE ALIMENTOS <text:s text:c="29"/></text:p>
          </table:table-cell>
          <table:table-cell office:value-type="string">
            <text:p>Nuclear Medicine Communication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12-1611</text:p>
          </table:table-cell>
          <table:table-cell office:value-type="string">
            <text:p>CIÊNCIA DE ALIMENTOS <text:s text:c="29"/></text:p>
          </table:table-cell>
          <table:table-cell office:value-type="string">
            <text:p>Nutrición Hospitalari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9-8928</text:p>
          </table:table-cell>
          <table:table-cell office:value-type="string">
            <text:p>CIÊNCIA DE ALIMENTOS <text:s text:c="29"/></text:p>
          </table:table-cell>
          <table:table-cell office:value-type="string">
            <text:p>Nutrire (São Paul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6659</text:p>
          </table:table-cell>
          <table:table-cell office:value-type="string">
            <text:p>CIÊNCIA DE ALIMENTOS <text:s text:c="29"/></text:p>
          </table:table-cell>
          <table:table-cell office:value-type="string">
            <text:p>Nutrition &amp; Food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9-9007</text:p>
          </table:table-cell>
          <table:table-cell office:value-type="string">
            <text:p>CIÊNCIA DE ALIMENTOS <text:s text:c="29"/></text:p>
          </table:table-cell>
          <table:table-cell office:value-type="string">
            <text:p>Nutrition (Burbank, Los Angeles County, Calif.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46-6368</text:p>
          </table:table-cell>
          <table:table-cell office:value-type="string">
            <text:p>CIÊNCIA DE ALIMENTOS <text:s text:c="29"/></text:p>
          </table:table-cell>
          <table:table-cell office:value-type="string">
            <text:p>Nutrition and Dietetic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84-5336</text:p>
          </table:table-cell>
          <table:table-cell office:value-type="string">
            <text:p>CIÊNCIA DE ALIMENTOS <text:s text:c="29"/></text:p>
          </table:table-cell>
          <table:table-cell office:value-type="string">
            <text:p>Nutrition in Clinical Practic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271-5317</text:p>
          </table:table-cell>
          <table:table-cell office:value-type="string">
            <text:p>CIÊNCIA DE ALIMENTOS <text:s text:c="29"/></text:p>
          </table:table-cell>
          <table:table-cell office:value-type="string">
            <text:p>Nutrition Research (New York, N.Y.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71-7323</text:p>
          </table:table-cell>
          <table:table-cell office:value-type="string">
            <text:p>CIÊNCIA DE ALIMENTOS <text:s text:c="29"/></text:p>
          </table:table-cell>
          <table:table-cell office:value-type="string">
            <text:p>Obesity Research (Cessou em 2005. Cont. ISSN 1930-7381 Obesity (Silver Spring, Md.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0-8923</text:p>
          </table:table-cell>
          <table:table-cell office:value-type="string">
            <text:p>CIÊNCIA DE ALIMENTOS <text:s text:c="29"/></text:p>
          </table:table-cell>
          <table:table-cell office:value-type="string">
            <text:p>Obesity Surge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5273</text:p>
          </table:table-cell>
          <table:table-cell office:value-type="string">
            <text:p>CIÊNCIA DE ALIMENTOS <text:s text:c="29"/></text:p>
          </table:table-cell>
          <table:table-cell office:value-type="string">
            <text:p>Oikos (Viçosa, 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8419</text:p>
          </table:table-cell>
          <table:table-cell office:value-type="string">
            <text:p>CIÊNCIA DE ALIMENTOS <text:s text:c="29"/></text:p>
          </table:table-cell>
          <table:table-cell office:value-type="string">
            <text:p>P@rtes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4-3214</text:p>
          </table:table-cell>
          <table:table-cell office:value-type="string">
            <text:p>CIÊNCIA DE ALIMENTOS <text:s text:c="29"/></text:p>
          </table:table-cell>
          <table:table-cell office:value-type="string">
            <text:p>Packaging Technology &amp;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9-1522</text:p>
          </table:table-cell>
          <table:table-cell office:value-type="string">
            <text:p>CIÊNCIA DE ALIMENTOS <text:s text:c="29"/></text:p>
          </table:table-cell>
          <table:table-cell office:value-type="string">
            <text:p>Packaging Technology and Scienc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80-5194</text:p>
          </table:table-cell>
          <table:table-cell office:value-type="string">
            <text:p>CIÊNCIA DE ALIMENTOS <text:s text:c="29"/></text:p>
          </table:table-cell>
          <table:table-cell office:value-type="string">
            <text:p>Pakistan Journal of Nutri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2-0113</text:p>
          </table:table-cell>
          <table:table-cell office:value-type="string">
            <text:p>CIÊNCIA DE ALIMENTOS <text:s text:c="29"/></text:p>
          </table:table-cell>
          <table:table-cell office:value-type="string">
            <text:p>Parasitology Research (1987. 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87-5337</text:p>
          </table:table-cell>
          <table:table-cell office:value-type="string">
            <text:p>CIÊNCIA DE ALIMENTOS <text:s text:c="29"/></text:p>
          </table:table-cell>
          <table:table-cell office:value-type="string">
            <text:p>Perinatología y Reproducción Hum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49-8848</text:p>
          </table:table-cell>
          <table:table-cell office:value-type="string">
            <text:p>CIÊNCIA DE ALIMENTOS <text:s text:c="29"/></text:p>
          </table:table-cell>
          <table:table-cell office:value-type="string">
            <text:p>Perspectives in Agriculture, Veterinary Science, Nutrition and Natural Resourc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04X</text:p>
          </table:table-cell>
          <table:table-cell office:value-type="string">
            <text:p>CIÊNCIA DE ALIMENTOS <text:s text:c="29"/></text:p>
          </table:table-cell>
          <table:table-cell office:value-type="string">
            <text:p>Pesquisa Agropecuária Brasileira (1977. Impress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6398</text:p>
          </table:table-cell>
          <table:table-cell office:value-type="string">
            <text:p>CIÊNCIA DE ALIMENTOS <text:s text:c="29"/></text:p>
          </table:table-cell>
          <table:table-cell office:value-type="string">
            <text:p>Pesquisa Agropecuária Tropic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736X</text:p>
          </table:table-cell>
          <table:table-cell office:value-type="string">
            <text:p>CIÊNCIA DE ALIMENTOS <text:s text:c="29"/></text:p>
          </table:table-cell>
          <table:table-cell office:value-type="string">
            <text:p>Pesquisa Veterinária Brasilei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277</text:p>
          </table:table-cell>
          <table:table-cell office:value-type="string">
            <text:p>CIÊNCIA DE ALIMENTOS <text:s text:c="29"/></text:p>
          </table:table-cell>
          <table:table-cell office:value-type="string">
            <text:p>Pesticidas (UFP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1296</text:p>
          </table:table-cell>
          <table:table-cell office:value-type="string">
            <text:p>CIÊNCIA DE ALIMENTOS <text:s text:c="29"/></text:p>
          </table:table-cell>
          <table:table-cell office:value-type="string">
            <text:p>Pharmacognosy Magazi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73-7847</text:p>
          </table:table-cell>
          <table:table-cell office:value-type="string">
            <text:p>CIÊNCIA DE ALIMENTOS <text:s text:c="29"/></text:p>
          </table:table-cell>
          <table:table-cell office:value-type="string">
            <text:p>Pharmacognosy Review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8-0344</text:p>
          </table:table-cell>
          <table:table-cell office:value-type="string">
            <text:p>CIÊNCIA DE ALIMENTOS <text:s text:c="29"/></text:p>
          </table:table-cell>
          <table:table-cell office:value-type="string">
            <text:p>Phytochemical Analys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1-9422</text:p>
          </table:table-cell>
          <table:table-cell office:value-type="string">
            <text:p>CIÊNCIA DE ALIMENTOS <text:s text:c="29"/></text:p>
          </table:table-cell>
          <table:table-cell office:value-type="string">
            <text:p>Phyt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4-7113</text:p>
          </table:table-cell>
          <table:table-cell office:value-type="string">
            <text:p>CIÊNCIA DE ALIMENTOS <text:s text:c="29"/></text:p>
          </table:table-cell>
          <table:table-cell office:value-type="string">
            <text:p>Phytomedicine (Stuttgar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3-4004</text:p>
          </table:table-cell>
          <table:table-cell office:value-type="string">
            <text:p>CIÊNCIA DE ALIMENTOS <text:s text:c="29"/></text:p>
          </table:table-cell>
          <table:table-cell office:value-type="string">
            <text:p>Placenta (Eastbourne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0781</text:p>
          </table:table-cell>
          <table:table-cell office:value-type="string">
            <text:p>CIÊNCIA DE ALIMENTOS <text:s text:c="29"/></text:p>
          </table:table-cell>
          <table:table-cell office:value-type="string">
            <text:p>Plant and Cell Phys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1-9668</text:p>
          </table:table-cell>
          <table:table-cell office:value-type="string">
            <text:p>CIÊNCIA DE ALIMENTOS <text:s text:c="29"/></text:p>
          </table:table-cell>
          <table:table-cell office:value-type="string">
            <text:p>Plant Foods for Human Nutrition (Dordrech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7-4412</text:p>
          </table:table-cell>
          <table:table-cell office:value-type="string">
            <text:p>CIÊNCIA DE ALIMENTOS <text:s text:c="29"/></text:p>
          </table:table-cell>
          <table:table-cell office:value-type="string">
            <text:p>Plant Molecular B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68-9452</text:p>
          </table:table-cell>
          <table:table-cell office:value-type="string">
            <text:p>CIÊNCIA DE ALIMENTOS <text:s text:c="29"/></text:p>
          </table:table-cell>
          <table:table-cell office:value-type="string">
            <text:p>Plant Science (Limerick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358</text:p>
          </table:table-cell>
          <table:table-cell office:value-type="string">
            <text:p>CIÊNCIA DE ALIMENTOS <text:s text:c="29"/></text:p>
          </table:table-cell>
          <table:table-cell office:value-type="string">
            <text:p>Planta Daninh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2-9418</text:p>
          </table:table-cell>
          <table:table-cell office:value-type="string">
            <text:p>CIÊNCIA DE ALIMENTOS <text:s text:c="29"/></text:p>
          </table:table-cell>
          <table:table-cell office:value-type="string">
            <text:p>Polymer Testing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25-5214</text:p>
          </table:table-cell>
          <table:table-cell office:value-type="string">
            <text:p>CIÊNCIA DE ALIMENTOS <text:s text:c="29"/></text:p>
          </table:table-cell>
          <table:table-cell office:value-type="string">
            <text:p>Postharvest Biology and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2-5791</text:p>
          </table:table-cell>
          <table:table-cell office:value-type="string">
            <text:p>CIÊNCIA DE ALIMENTOS <text:s text:c="29"/></text:p>
          </table:table-cell>
          <table:table-cell office:value-type="string">
            <text:p>Poultry Science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9-5113</text:p>
          </table:table-cell>
          <table:table-cell office:value-type="string">
            <text:p>CIÊNCIA DE ALIMENTOS <text:s text:c="29"/></text:p>
          </table:table-cell>
          <table:table-cell office:value-type="string">
            <text:p>Process Biochemistry (1991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50-5029</text:p>
          </table:table-cell>
          <table:table-cell office:value-type="string">
            <text:p>CIÊNCIA DE ALIMENTOS <text:s text:c="29"/></text:p>
          </table:table-cell>
          <table:table-cell office:value-type="string">
            <text:p>PTEP. Procesna Tehnika i Energetika u Poljoprivredi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570</text:p>
          </table:table-cell>
          <table:table-cell office:value-type="string">
            <text:p>CIÊNCIA DE ALIMENTOS <text:s text:c="29"/></text:p>
          </table:table-cell>
          <table:table-cell office:value-type="string">
            <text:p>Publicatio UEP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9-0273</text:p>
          </table:table-cell>
          <table:table-cell office:value-type="string">
            <text:p>CIÊNCIA DE ALIMENTOS <text:s text:c="29"/></text:p>
          </table:table-cell>
          <table:table-cell office:value-type="string">
            <text:p>Publicatio UEPG. Ciências Biológicas e da Saúd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8477</text:p>
          </table:table-cell>
          <table:table-cell office:value-type="string">
            <text:p>CIÊNCIA DE ALIMENTOS <text:s text:c="29"/></text:p>
          </table:table-cell>
          <table:table-cell office:value-type="string">
            <text:p>Publicatio UEPG. Ciências Exatas e da Terra, Ciências Agrárias e Engenharia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1263</text:p>
          </table:table-cell>
          <table:table-cell office:value-type="string">
            <text:p>CIÊNCIA DE ALIMENTOS <text:s text:c="29"/></text:p>
          </table:table-cell>
          <table:table-cell office:value-type="string">
            <text:p>Pubvet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4042</text:p>
          </table:table-cell>
          <table:table-cell office:value-type="string">
            <text:p>CIÊNCIA DE ALIMENTOS <text:s text:c="29"/></text:p>
          </table:table-cell>
          <table:table-cell office:value-type="string">
            <text:p>Química Nov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8-7064</text:p>
          </table:table-cell>
          <table:table-cell office:value-type="string">
            <text:p>CIÊNCIA DE ALIMENTOS <text:s text:c="29"/></text:p>
          </table:table-cell>
          <table:table-cell office:value-type="string">
            <text:p>Química Nov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487</text:p>
          </table:table-cell>
          <table:table-cell office:value-type="string">
            <text:p>CIÊNCIA DE ALIMENTOS <text:s text:c="29"/></text:p>
          </table:table-cell>
          <table:table-cell office:value-type="string">
            <text:p>Radiation Measurement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69-806X</text:p>
          </table:table-cell>
          <table:table-cell office:value-type="string">
            <text:p>CIÊNCIA DE ALIMENTOS <text:s text:c="29"/></text:p>
          </table:table-cell>
          <table:table-cell office:value-type="string">
            <text:p>Radiation Physics and Chemistry (1993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9332</text:p>
          </table:table-cell>
          <table:table-cell office:value-type="string">
            <text:p>CIÊNCIA DE ALIMENTOS <text:s text:c="29"/></text:p>
          </table:table-cell>
          <table:table-cell office:value-type="string">
            <text:p>RBCF. Revista Brasileira de Ciências Farmacêuticas (Cessou em 2008. Cont. ISSN 1984-8250 Brazilian Journal of Pharmaceutical Scienc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2-2121</text:p>
          </table:table-cell>
          <table:table-cell office:value-type="string">
            <text:p>CIÊNCIA DE ALIMENTOS <text:s text:c="29"/></text:p>
          </table:table-cell>
          <table:table-cell office:value-type="string">
            <text:p>Recent Patents in Engineerin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89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Acadêmica: Ciências Agrárias e Ambientais (PUCPR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9741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Aqüicultura &amp; Pes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25-7541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Argentina de Microbiologí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8996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Agrociencia (UF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69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Analises Clinic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518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Armazenam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8404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Botânica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635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Ciência Avícola / Brazilian Journal of Poultry Scienc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0130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Ciência Veteriná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8426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Cineantropometria &amp; Desempenho Humano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4366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Engenharia Agrícola e Ambient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7061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Engenharia de Biossistemas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790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Epidemiolog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70-372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Farmac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695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Farmacognos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55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Fisioterap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945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Fruticultur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2965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Higiene e Sanidade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692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Medicina do Esport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2430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Medicina Veterinár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689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Milho e Sorgo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9552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Nutrição Anim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7196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Nutrição Clín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0572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Plantas Medicinai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8595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Produtos Agroindustr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1-3686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Tecnologia Agroindustr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507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Terapia Intensi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2983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Toxic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3598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Brasileira de Zootecnia / Brazilian Journal of Animal Scie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4-737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Cere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5-6888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Ciência Agronômica (UFC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0352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Ciências Exatas e Natura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6912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Científica da FAMIN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7353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Científica Eletrônica de Medicina Veterin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6578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Conexão UEPG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4230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a Associação Médica Brasileira (1992. 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1234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a FA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77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a FAPESE de Pesquisa e Extensã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8559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a Sociedade de Cardiologia do Estado de Sao Paul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3-4364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Alimentação Hum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4772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Ciências da Vid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4532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Ciências Farmacêuticas Básica e Aplica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796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Ciências Médicas (PUCCAM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981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Ciências Veterinárias (Lem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8464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Educação Física - Escola de Educação Física do Exérci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5273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Nutri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1627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Nutrição da PUCCAMP (Cessou em 1997. Cont. ISSN 1415-5273 Revista de Nutrição (Impresso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1774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Odontologia da UNESP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2577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Odontologia da UNESP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1-0406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e Patologia Tropica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3093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o CEP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73-9855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o Instituto Adolfo Lutz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3674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o Instituto de Latícinios Cândido Tost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6-4665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do Instituto de Medicina Tropical de São Paul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131-799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Española de Ciencia y Tecnología de Alimentos (Cessou em 1995. Cont. ISSN 1082-0132 Food Science and Technology Internationa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6651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Iberoamericana de Polimer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65-0204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Iberoamericana de Tecnologia Postcosech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4837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Nacional da Carn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0582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Paulista de Pediatri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981X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Raízes e Amidos Tropic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6-5787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Saúde e Ambiente (UFM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7-5053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Uningá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4-7264</text:p>
          </table:table-cell>
          <table:table-cell office:value-type="string">
            <text:p>CIÊNCIA DE ALIMENTOS <text:s text:c="29"/></text:p>
          </table:table-cell>
          <table:table-cell office:value-type="string">
            <text:p>Revista Universidade Rural. Série Ciências da Vida (Cessou em 2007. Cont. ISSN 1983-4772 Revista de Ciências da Vid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4262</text:p>
          </table:table-cell>
          <table:table-cell office:value-type="string">
            <text:p>CIÊNCIA DE ALIMENTOS <text:s text:c="29"/></text:p>
          </table:table-cell>
          <table:table-cell office:value-type="string">
            <text:p>Schironia (Madrid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8-9697</text:p>
          </table:table-cell>
          <table:table-cell office:value-type="string">
            <text:p>CIÊNCIA DE ALIMENTOS <text:s text:c="29"/></text:p>
          </table:table-cell>
          <table:table-cell office:value-type="string">
            <text:p>Science of the Total Environ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3-9016</text:p>
          </table:table-cell>
          <table:table-cell office:value-type="string">
            <text:p>CIÊNCIA DE ALIMENTOS <text:s text:c="29"/></text:p>
          </table:table-cell>
          <table:table-cell office:value-type="string">
            <text:p>Scientia Agrícola (US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304-4238</text:p>
          </table:table-cell>
          <table:table-cell office:value-type="string">
            <text:p>CIÊNCIA DE ALIMENTOS <text:s text:c="29"/></text:p>
          </table:table-cell>
          <table:table-cell office:value-type="string">
            <text:p>Scientia Horticultura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5562</text:p>
          </table:table-cell>
          <table:table-cell office:value-type="string">
            <text:p>CIÊNCIA DE ALIMENTOS <text:s text:c="29"/></text:p>
          </table:table-cell>
          <table:table-cell office:value-type="string">
            <text:p>Scientia Medica (PUCRS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8-8023</text:p>
          </table:table-cell>
          <table:table-cell office:value-type="string">
            <text:p>CIÊNCIA DE ALIMENTOS <text:s text:c="29"/></text:p>
          </table:table-cell>
          <table:table-cell office:value-type="string">
            <text:p>Segurança Alimentar e Nutri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1-3742</text:p>
          </table:table-cell>
          <table:table-cell office:value-type="string">
            <text:p>CIÊNCIA DE ALIMENTOS <text:s text:c="29"/></text:p>
          </table:table-cell>
          <table:table-cell office:value-type="string">
            <text:p>Semina (Londrin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6X</text:p>
          </table:table-cell>
          <table:table-cell office:value-type="string">
            <text:p>CIÊNCIA DE ALIMENTOS <text:s text:c="29"/></text:p>
          </table:table-cell>
          <table:table-cell office:value-type="string">
            <text:p>Semina. Ciências Agrári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59</text:p>
          </table:table-cell>
          <table:table-cell office:value-type="string">
            <text:p>CIÊNCIA DE ALIMENTOS <text:s text:c="29"/></text:p>
          </table:table-cell>
          <table:table-cell office:value-type="string">
            <text:p>Semina. Ciências Agrárias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0367</text:p>
          </table:table-cell>
          <table:table-cell office:value-type="string">
            <text:p>CIÊNCIA DE ALIMENTOS <text:s text:c="29"/></text:p>
          </table:table-cell>
          <table:table-cell office:value-type="string">
            <text:p>Semina. Ciências Biológicas e da Saúde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6-5451</text:p>
          </table:table-cell>
          <table:table-cell office:value-type="string">
            <text:p>CIÊNCIA DE ALIMENTOS <text:s text:c="29"/></text:p>
          </table:table-cell>
          <table:table-cell office:value-type="string">
            <text:p>Semina. Ciências Exatas e Tecnológica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83-5866</text:p>
          </table:table-cell>
          <table:table-cell office:value-type="string">
            <text:p>CIÊNCIA DE ALIMENTOS <text:s text:c="29"/></text:p>
          </table:table-cell>
          <table:table-cell office:value-type="string">
            <text:p>Separation and Purification Technology (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49-6395</text:p>
          </table:table-cell>
          <table:table-cell office:value-type="string">
            <text:p>CIÊNCIA DE ALIMENTOS <text:s text:c="29"/></text:p>
          </table:table-cell>
          <table:table-cell office:value-type="string">
            <text:p>Separation Science and Technolog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693</text:p>
          </table:table-cell>
          <table:table-cell office:value-type="string">
            <text:p>CIÊNCIA DE ALIMENTOS <text:s text:c="29"/></text:p>
          </table:table-cell>
          <table:table-cell office:value-type="string">
            <text:p>Série CEPPA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3-3253</text:p>
          </table:table-cell>
          <table:table-cell office:value-type="string">
            <text:p>CIÊNCIA DE ALIMENTOS <text:s text:c="29"/></text:p>
          </table:table-cell>
          <table:table-cell office:value-type="string">
            <text:p>Simbio-Logias (Botucat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0717</text:p>
          </table:table-cell>
          <table:table-cell office:value-type="string">
            <text:p>CIÊNCIA DE ALIMENTOS <text:s text:c="29"/></text:p>
          </table:table-cell>
          <table:table-cell office:value-type="string">
            <text:p>Soil Biology &amp; Bi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95-971X</text:p>
          </table:table-cell>
          <table:table-cell office:value-type="string">
            <text:p>CIÊNCIA DE ALIMENTOS <text:s text:c="29"/></text:p>
          </table:table-cell>
          <table:table-cell office:value-type="string">
            <text:p>Spanish Journal of Agricultural Research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1214</text:p>
          </table:table-cell>
          <table:table-cell office:value-type="string">
            <text:p>CIÊNCIA DE ALIMENTOS <text:s text:c="29"/></text:p>
          </table:table-cell>
          <table:table-cell office:value-type="string">
            <text:p>STAB (Piracicab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8-9056</text:p>
          </table:table-cell>
          <table:table-cell office:value-type="string">
            <text:p>CIÊNCIA DE ALIMENTOS <text:s text:c="29"/></text:p>
          </table:table-cell>
          <table:table-cell office:value-type="string">
            <text:p>Stärke (Weinhei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70-4287</text:p>
          </table:table-cell>
          <table:table-cell office:value-type="string">
            <text:p>CIÊNCIA DE ALIMENTOS <text:s text:c="29"/></text:p>
          </table:table-cell>
          <table:table-cell office:value-type="string">
            <text:p>Stoma (Lisbo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0-5405</text:p>
          </table:table-cell>
          <table:table-cell office:value-type="string">
            <text:p>CIÊNCIA DE ALIMENTOS <text:s text:c="29"/></text:p>
          </table:table-cell>
          <table:table-cell office:value-type="string">
            <text:p>Summa Phytopathologic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/>
          <table:table-cell office:value-type="string">
            <text:p>CIÊNCIA DE ALIMENTOS <text:s text:c="29"/></text:p>
          </table:table-cell>
          <table:table-cell office:value-type="string">
            <text:p>Symposium Brazil-Japan in Economy, Science, and Technological Innovatio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39-9140</text:p>
          </table:table-cell>
          <table:table-cell office:value-type="string">
            <text:p>CIÊNCIA DE ALIMENTOS <text:s text:c="29"/></text:p>
          </table:table-cell>
          <table:table-cell office:value-type="string">
            <text:p>Talanta (Oxford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5-6229</text:p>
          </table:table-cell>
          <table:table-cell office:value-type="string">
            <text:p>CIÊNCIA DE ALIMENTOS <text:s text:c="29"/></text:p>
          </table:table-cell>
          <table:table-cell office:value-type="string">
            <text:p>Tecno-Lógica (UNI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82-2871</text:p>
          </table:table-cell>
          <table:table-cell office:value-type="string">
            <text:p>CIÊNCIA DE ALIMENTOS <text:s text:c="29"/></text:p>
          </table:table-cell>
          <table:table-cell office:value-type="string">
            <text:p>Tecnologia &amp; Ciência Agropecuár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951-6355</text:p>
          </table:table-cell>
          <table:table-cell office:value-type="string">
            <text:p>CIÊNCIA DE ALIMENTOS <text:s text:c="29"/></text:p>
          </table:table-cell>
          <table:table-cell office:value-type="string">
            <text:p>The European Physical Journal. Special Topic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2-6638</text:p>
          </table:table-cell>
          <table:table-cell office:value-type="string">
            <text:p>CIÊNCIA DE ALIMENTOS <text:s text:c="29"/></text:p>
          </table:table-cell>
          <table:table-cell office:value-type="string">
            <text:p>The FASEB Journ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064X</text:p>
          </table:table-cell>
          <table:table-cell office:value-type="string">
            <text:p>CIÊNCIA DE ALIMENTOS <text:s text:c="29"/></text:p>
          </table:table-cell>
          <table:table-cell office:value-type="string">
            <text:p>The Journal of Applied Research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32-7823</text:p>
          </table:table-cell>
          <table:table-cell office:value-type="string">
            <text:p>CIÊNCIA DE ALIMENTOS <text:s text:c="29"/></text:p>
          </table:table-cell>
          <table:table-cell office:value-type="string">
            <text:p>The Journal of Microwave Power and Electromagnetic Energy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22-3166</text:p>
          </table:table-cell>
          <table:table-cell office:value-type="string">
            <text:p>CIÊNCIA DE ALIMENTOS <text:s text:c="29"/></text:p>
          </table:table-cell>
          <table:table-cell office:value-type="string">
            <text:p>The Journal of Nutrition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896-8446</text:p>
          </table:table-cell>
          <table:table-cell office:value-type="string">
            <text:p>CIÊNCIA DE ALIMENTOS <text:s text:c="29"/></text:p>
          </table:table-cell>
          <table:table-cell office:value-type="string">
            <text:p>The Journal of Supercritical Fluid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4-1231</text:p>
          </table:table-cell>
          <table:table-cell office:value-type="string">
            <text:p>CIÊNCIA DE ALIMENTOS <text:s text:c="29"/></text:p>
          </table:table-cell>
          <table:table-cell office:value-type="string">
            <text:p>The Open Chemical Engineering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37-6524</text:p>
          </table:table-cell>
          <table:table-cell office:value-type="string">
            <text:p>CIÊNCIA DE ALIMENTOS <text:s text:c="29"/></text:p>
          </table:table-cell>
          <table:table-cell office:value-type="string">
            <text:p>Toxicology Mechanisms and Method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46-2104</text:p>
          </table:table-cell>
          <table:table-cell office:value-type="string">
            <text:p>CIÊNCIA DE ALIMENTOS <text:s text:c="29"/></text:p>
          </table:table-cell>
          <table:table-cell office:value-type="string">
            <text:p>Trace Elements and Electrolyt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1345</text:p>
          </table:table-cell>
          <table:table-cell office:value-type="string">
            <text:p>CIÊNCIA DE ALIMENTOS <text:s text:c="29"/></text:p>
          </table:table-cell>
          <table:table-cell office:value-type="string">
            <text:p>Transplantation Proceeding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752-3753</text:p>
          </table:table-cell>
          <table:table-cell office:value-type="string">
            <text:p>CIÊNCIA DE ALIMENTOS <text:s text:c="29"/></text:p>
          </table:table-cell>
          <table:table-cell office:value-type="string">
            <text:p>Tree and Forestry Science and Biotechnolog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041-3291</text:p>
          </table:table-cell>
          <table:table-cell office:value-type="string">
            <text:p>CIÊNCIA DE ALIMENTOS <text:s text:c="29"/></text:p>
          </table:table-cell>
          <table:table-cell office:value-type="string">
            <text:p>Tropical Scienc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350-4177</text:p>
          </table:table-cell>
          <table:table-cell office:value-type="string">
            <text:p>CIÊNCIA DE ALIMENTOS <text:s text:c="29"/></text:p>
          </table:table-cell>
          <table:table-cell office:value-type="string">
            <text:p>Ultrasonics Sonochemistr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7-2570</text:p>
          </table:table-cell>
          <table:table-cell office:value-type="string">
            <text:p>CIÊNCIA DE ALIMENTOS <text:s text:c="29"/></text:p>
          </table:table-cell>
          <table:table-cell office:value-type="string">
            <text:p>UNOPAR Científica. Ciências Biológicas e da Saú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02-7352</text:p>
          </table:table-cell>
          <table:table-cell office:value-type="string">
            <text:p>CIÊNCIA DE ALIMENTOS <text:s text:c="29"/></text:p>
          </table:table-cell>
          <table:table-cell office:value-type="string">
            <text:p>Vetor (FU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5192</text:p>
          </table:table-cell>
          <table:table-cell office:value-type="string">
            <text:p>CIÊNCIA DE ALIMENTOS <text:s text:c="29"/></text:p>
          </table:table-cell>
          <table:table-cell office:value-type="string">
            <text:p>Visão Acadêmica (Curitib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518-8361</text:p>
          </table:table-cell>
          <table:table-cell office:value-type="string">
            <text:p>CIÊNCIA DE ALIMENTOS <text:s text:c="29"/></text:p>
          </table:table-cell>
          <table:table-cell office:value-type="string">
            <text:p>Visão Acadêmica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06-6402</text:p>
          </table:table-cell>
          <table:table-cell office:value-type="string">
            <text:p>CIÊNCIA DE ALIMENTOS <text:s text:c="29"/></text:p>
          </table:table-cell>
          <table:table-cell office:value-type="string">
            <text:p>Visão Agrícola (USP / ESALQ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121-4004</text:p>
          </table:table-cell>
          <table:table-cell office:value-type="string">
            <text:p>CIÊNCIA DE ALIMENTOS <text:s text:c="29"/></text:p>
          </table:table-cell>
          <table:table-cell office:value-type="string">
            <text:p>Vitae (Medellín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413-3563</text:p>
          </table:table-cell>
          <table:table-cell office:value-type="string">
            <text:p>CIÊNCIA DE ALIMENTOS <text:s text:c="29"/></text:p>
          </table:table-cell>
          <table:table-cell office:value-type="string">
            <text:p>Vittale (FUR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096-3669</text:p>
          </table:table-cell>
          <table:table-cell office:value-type="string">
            <text:p>CIÊNCIA DE ALIMENTOS <text:s text:c="29"/></text:p>
          </table:table-cell>
          <table:table-cell office:value-type="string">
            <text:p>Waste Management &amp; Research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17-3047</text:p>
          </table:table-cell>
          <table:table-cell office:value-type="string">
            <text:p>CIÊNCIA DE ALIMENTOS <text:s text:c="29"/></text:p>
          </table:table-cell>
          <table:table-cell office:value-type="string">
            <text:p>World Journal of Agricultural Science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59-3993</text:p>
          </table:table-cell>
          <table:table-cell office:value-type="string">
            <text:p>CIÊNCIA DE ALIMENTOS <text:s text:c="29"/></text:p>
          </table:table-cell>
          <table:table-cell office:value-type="string">
            <text:p>World Journal of Microbiology &amp; Biotechnology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75-0710</text:p>
          </table:table-cell>
          <table:table-cell office:value-type="string">
            <text:p>CIÊNCIA DE ALIMENTOS <text:s text:c="29"/></text:p>
          </table:table-cell>
          <table:table-cell office:value-type="string">
            <text:p>World Mycotoxin Journal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0939-5075</text:p>
          </table:table-cell>
          <table:table-cell office:value-type="string">
            <text:p>CIÊNCIA DE ALIMENTOS <text:s text:c="29"/></text:p>
          </table:table-cell>
          <table:table-cell office:value-type="string">
            <text:p>Zeitschrift für Naturforschung. C, A Journal of Bioscienc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863-1959</text:p>
          </table:table-cell>
          <table:table-cell office:value-type="string">
            <text:p>CIÊNCIA DE ALIMENTOS <text:s text:c="29"/></text:p>
          </table:table-cell>
          <table:table-cell office:value-type="string">
            <text:p>Zoonoses and Public Healt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3:01</dc:date>
    <dc:creator>Marco Silva</dc:creator>
    <meta:document-statistic meta:table-count="1" meta:cell-count="2603" meta:object-count="0"/>
    <meta:generator>OpenOffice.org/3.2$Unix OpenOffice.org_project/320m12$Build-9483</meta:generator>
  </office:meta>
</office:document-meta>
</file>